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Lohit Hindi1" svg:font-family="'Lohit Hindi'"/>
    <style:font-face style:name="Verdana" svg:font-family="Verdana, Helvetica, sans-serif"/>
    <style:font-face style:name="inherit" svg:font-family="inherit"/>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167in" table:align="margins"/>
    </style:style>
    <style:style style:name="Table2.A" style:family="table-column">
      <style:table-column-properties style:column-width="1.3229in" style:rel-column-width="13102*"/>
    </style:style>
    <style:style style:name="Table2.B" style:family="table-column">
      <style:table-column-properties style:column-width="1.4688in" style:rel-column-width="14547*"/>
    </style:style>
    <style:style style:name="Table2.C" style:family="table-column">
      <style:table-column-properties style:column-width="1.1778in" style:rel-column-width="11665*"/>
    </style:style>
    <style:style style:name="Table2.D" style:family="table-column">
      <style:table-column-properties style:column-width="1.3236in" style:rel-column-width="13109*"/>
    </style:style>
    <style:style style:name="Table2.E" style:family="table-column">
      <style:table-column-properties style:column-width="1.3236in" style:rel-column-width="13112*"/>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9" style:family="table">
      <style:table-properties style:width="6.6875in" fo:margin-left="0.0146in" table:align="left"/>
    </style:style>
    <style:style style:name="Table9.A" style:family="table-column">
      <style:table-column-properties style:column-width="6.6875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0.05pt solid #000000"/>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P1" style:family="paragraph" style:parent-style-name="Standard">
      <style:text-properties fo:font-weight="bold" officeooo:rsid="003bc5c5" officeooo:paragraph-rsid="000d188f" style:font-weight-asian="bold" style:font-weight-complex="bold"/>
    </style:style>
    <style:style style:name="P2" style:family="paragraph" style:parent-style-name="Standard">
      <style:text-properties fo:font-weight="bold" officeooo:rsid="003cbd19" officeooo:paragraph-rsid="000d188f" style:font-weight-asian="bold" style:font-weight-complex="bold"/>
    </style:style>
    <style:style style:name="P3" style:family="paragraph" style:parent-style-name="Standard">
      <style:text-properties fo:font-weight="bold" officeooo:rsid="003e4d5e" officeooo:paragraph-rsid="000d188f" style:font-weight-asian="bold" style:font-weight-complex="bold"/>
    </style:style>
    <style:style style:name="P4" style:family="paragraph" style:parent-style-name="Standard">
      <style:text-properties fo:font-weight="bold" officeooo:rsid="0044cc4a" officeooo:paragraph-rsid="000d188f" style:font-weight-asian="bold" style:font-weight-complex="bold"/>
    </style:style>
    <style:style style:name="P5" style:family="paragraph" style:parent-style-name="Standard">
      <style:text-properties fo:font-weight="bold" officeooo:rsid="005cf881" officeooo:paragraph-rsid="0010ce31" style:font-weight-asian="bold" style:font-weight-complex="bold"/>
    </style:style>
    <style:style style:name="P6" style:family="paragraph" style:parent-style-name="Standard">
      <style:text-properties fo:font-weight="bold" officeooo:rsid="001ec5dc" officeooo:paragraph-rsid="001ec5dc" style:font-weight-asian="bold" style:font-weight-complex="bold"/>
    </style:style>
    <style:style style:name="P7" style:family="paragraph" style:parent-style-name="Standard">
      <style:text-properties fo:font-weight="bold" officeooo:rsid="0020745e" officeooo:paragraph-rsid="0020a039" style:font-weight-asian="bold" style:font-weight-complex="bold"/>
    </style:style>
    <style:style style:name="P8" style:family="paragraph" style:parent-style-name="Standard">
      <style:text-properties fo:font-weight="bold" officeooo:rsid="003602d4" officeooo:paragraph-rsid="00290c49" style:font-weight-asian="bold" style:font-weight-complex="bold"/>
    </style:style>
    <style:style style:name="P9" style:family="paragraph" style:parent-style-name="Standard">
      <style:text-properties fo:font-weight="bold" officeooo:rsid="00525d4a" officeooo:paragraph-rsid="0029d242" style:font-weight-asian="bold" style:font-weight-complex="bold"/>
    </style:style>
    <style:style style:name="P10" style:family="paragraph" style:parent-style-name="Standard">
      <style:text-properties fo:font-weight="bold" officeooo:rsid="0055334d" officeooo:paragraph-rsid="0029d242" style:font-weight-asian="bold" style:font-weight-complex="bold"/>
    </style:style>
    <style:style style:name="P11" style:family="paragraph" style:parent-style-name="Standard">
      <style:text-properties fo:font-weight="bold" officeooo:rsid="006bf812" officeooo:paragraph-rsid="004ae515" style:font-weight-asian="bold" style:font-weight-complex="bold"/>
    </style:style>
    <style:style style:name="P12" style:family="paragraph" style:parent-style-name="Standard">
      <style:text-properties fo:font-weight="bold" officeooo:rsid="004029a7" officeooo:paragraph-rsid="004029a7" style:font-weight-asian="bold" style:font-weight-complex="bold"/>
    </style:style>
    <style:style style:name="P13" style:family="paragraph" style:parent-style-name="Standard">
      <style:text-properties fo:font-weight="bold" officeooo:rsid="006f960f" officeooo:paragraph-rsid="004cad2d" style:font-weight-asian="bold" style:font-weight-complex="bold"/>
    </style:style>
    <style:style style:name="P14" style:family="paragraph" style:parent-style-name="Standard">
      <style:text-properties fo:font-size="12pt" officeooo:rsid="001ff85b" officeooo:paragraph-rsid="000334d6" style:font-size-asian="12pt" style:font-size-complex="12pt"/>
    </style:style>
    <style:style style:name="P15" style:family="paragraph" style:parent-style-name="Standard">
      <style:text-properties fo:font-size="12pt" officeooo:rsid="001fc21a" officeooo:paragraph-rsid="000334d6" style:font-size-asian="12pt" style:font-size-complex="12pt"/>
    </style:style>
    <style:style style:name="P16" style:family="paragraph" style:parent-style-name="Standard">
      <style:text-properties fo:font-size="11pt" fo:font-weight="normal" officeooo:rsid="00246ae3" officeooo:paragraph-rsid="00246ae3" style:font-size-asian="11pt" style:font-weight-asian="normal" style:font-size-complex="11pt" style:font-weight-complex="normal"/>
    </style:style>
    <style:style style:name="P17" style:family="paragraph" style:parent-style-name="Standard">
      <style:text-properties fo:font-size="13pt" fo:font-weight="bold" officeooo:rsid="001fc21a" officeooo:paragraph-rsid="000334d6" style:font-size-asian="13pt" style:font-weight-asian="bold" style:font-size-complex="13pt" style:font-weight-complex="bold"/>
    </style:style>
    <style:style style:name="P18" style:family="paragraph" style:parent-style-name="Standard">
      <style:text-properties fo:font-size="13pt" fo:font-weight="bold" officeooo:rsid="0048464a" officeooo:paragraph-rsid="000d188f" style:font-size-asian="13pt" style:font-weight-asian="bold" style:font-size-complex="13pt" style:font-weight-complex="bold"/>
    </style:style>
    <style:style style:name="P19" style:family="paragraph" style:parent-style-name="Standard">
      <style:text-properties officeooo:rsid="0008fb52" officeooo:paragraph-rsid="0008fb52"/>
    </style:style>
    <style:style style:name="P20" style:family="paragraph" style:parent-style-name="Standard">
      <style:text-properties fo:font-weight="normal" officeooo:rsid="003d061d" officeooo:paragraph-rsid="000d188f" style:font-weight-asian="normal" style:font-weight-complex="normal"/>
    </style:style>
    <style:style style:name="P21" style:family="paragraph" style:parent-style-name="Standard">
      <style:text-properties fo:font-weight="normal" officeooo:rsid="003e4d5e" officeooo:paragraph-rsid="000d188f" style:font-weight-asian="normal" style:font-weight-complex="normal"/>
    </style:style>
    <style:style style:name="P22" style:family="paragraph" style:parent-style-name="Standard">
      <style:text-properties fo:font-weight="normal" officeooo:rsid="004366ef" officeooo:paragraph-rsid="000d188f" style:font-weight-asian="normal" style:font-weight-complex="normal"/>
    </style:style>
    <style:style style:name="P23" style:family="paragraph" style:parent-style-name="Standard">
      <style:text-properties fo:font-weight="normal" officeooo:rsid="0048464a" officeooo:paragraph-rsid="000d188f" style:font-weight-asian="normal" style:font-weight-complex="normal"/>
    </style:style>
    <style:style style:name="P24" style:family="paragraph" style:parent-style-name="Standard">
      <style:text-properties fo:font-weight="normal" officeooo:rsid="0049c185" officeooo:paragraph-rsid="000d188f" style:font-weight-asian="normal" style:font-weight-complex="normal"/>
    </style:style>
    <style:style style:name="P25" style:family="paragraph" style:parent-style-name="Standard">
      <style:text-properties fo:font-weight="normal" officeooo:rsid="004b8786" officeooo:paragraph-rsid="000d188f" style:font-weight-asian="normal" style:font-weight-complex="normal"/>
    </style:style>
    <style:style style:name="P26" style:family="paragraph" style:parent-style-name="Standard">
      <style:text-properties fo:font-weight="normal" officeooo:rsid="005cf881" officeooo:paragraph-rsid="0010ce31" style:font-weight-asian="normal" style:font-weight-complex="normal"/>
    </style:style>
    <style:style style:name="P27" style:family="paragraph" style:parent-style-name="Standard">
      <style:text-properties fo:font-weight="normal" officeooo:rsid="0064995b" officeooo:paragraph-rsid="0010ce31" style:font-weight-asian="normal" style:font-weight-complex="normal"/>
    </style:style>
    <style:style style:name="P28" style:family="paragraph" style:parent-style-name="Standard">
      <style:text-properties fo:font-weight="normal" officeooo:rsid="00663992" officeooo:paragraph-rsid="0010ce31" style:font-weight-asian="normal" style:font-weight-complex="normal"/>
    </style:style>
    <style:style style:name="P29" style:family="paragraph" style:parent-style-name="Standard">
      <style:text-properties fo:font-weight="normal" officeooo:rsid="006908f5" officeooo:paragraph-rsid="0010ce31" style:font-weight-asian="normal" style:font-weight-complex="normal"/>
    </style:style>
    <style:style style:name="P30" style:family="paragraph" style:parent-style-name="Standard">
      <style:text-properties fo:font-weight="normal" officeooo:rsid="00691361" officeooo:paragraph-rsid="0010ce31" style:font-weight-asian="normal" style:font-weight-complex="normal"/>
    </style:style>
    <style:style style:name="P31" style:family="paragraph" style:parent-style-name="Standard">
      <style:text-properties fo:font-weight="normal" officeooo:rsid="0089bfa5" officeooo:paragraph-rsid="0010ce31" style:font-weight-asian="normal" style:font-weight-complex="normal"/>
    </style:style>
    <style:style style:name="P32" style:family="paragraph" style:parent-style-name="Standard">
      <style:text-properties fo:font-weight="normal" officeooo:rsid="00199cd9" officeooo:paragraph-rsid="00199cd9" style:font-weight-asian="normal" style:font-weight-complex="normal"/>
    </style:style>
    <style:style style:name="P33" style:family="paragraph" style:parent-style-name="Standard">
      <style:text-properties fo:font-weight="normal" officeooo:rsid="0019f73d" officeooo:paragraph-rsid="0019f73d" style:font-weight-asian="normal" style:font-weight-complex="normal"/>
    </style:style>
    <style:style style:name="P34" style:family="paragraph" style:parent-style-name="Standard">
      <style:text-properties fo:font-weight="normal" officeooo:rsid="00374f03" officeooo:paragraph-rsid="00290c49" style:font-weight-asian="normal" style:font-weight-complex="normal"/>
    </style:style>
    <style:style style:name="P35" style:family="paragraph" style:parent-style-name="Standard">
      <style:text-properties fo:font-weight="normal" officeooo:rsid="00525d4a" officeooo:paragraph-rsid="0029d242" style:font-weight-asian="normal" style:font-weight-complex="normal"/>
    </style:style>
    <style:style style:name="P36" style:family="paragraph" style:parent-style-name="Standard">
      <style:text-properties fo:font-weight="normal" officeooo:rsid="00560460" officeooo:paragraph-rsid="0029d242" style:font-weight-asian="normal" style:font-weight-complex="normal"/>
    </style:style>
    <style:style style:name="P37" style:family="paragraph" style:parent-style-name="Standard">
      <style:text-properties fo:font-weight="normal" officeooo:rsid="006c3de9" officeooo:paragraph-rsid="004ae515" style:font-weight-asian="normal" style:font-weight-complex="normal"/>
    </style:style>
    <style:style style:name="P38" style:family="paragraph" style:parent-style-name="Standard">
      <style:text-properties fo:font-weight="normal" officeooo:rsid="0041c99c" officeooo:paragraph-rsid="0041c99c" style:font-weight-asian="normal" style:font-weight-complex="normal"/>
    </style:style>
    <style:style style:name="P39" style:family="paragraph" style:parent-style-name="Standard">
      <style:text-properties fo:font-weight="normal" officeooo:rsid="004494a6" officeooo:paragraph-rsid="004494a6" style:font-weight-asian="normal" style:font-weight-complex="normal"/>
    </style:style>
    <style:style style:name="P40" style:family="paragraph" style:parent-style-name="Standard">
      <style:text-properties fo:font-weight="normal" officeooo:rsid="0076505f" officeooo:paragraph-rsid="004cad2d" style:font-weight-asian="normal" style:font-weight-complex="normal"/>
    </style:style>
    <style:style style:name="P41" style:family="paragraph" style:parent-style-name="Standard">
      <style:text-properties fo:font-weight="normal" officeooo:rsid="0076505f" officeooo:paragraph-rsid="0058aac3" style:font-weight-asian="normal" style:font-weight-complex="normal"/>
    </style:style>
    <style:style style:name="P42" style:family="paragraph" style:parent-style-name="Standard">
      <style:text-properties fo:font-weight="normal" officeooo:rsid="006faa82" officeooo:paragraph-rsid="004cad2d" style:font-weight-asian="normal" style:font-weight-complex="normal"/>
    </style:style>
    <style:style style:name="P43" style:family="paragraph" style:parent-style-name="Standard">
      <style:text-properties fo:font-weight="normal" officeooo:rsid="006f960f" officeooo:paragraph-rsid="004cad2d" style:font-weight-asian="normal" style:font-weight-complex="normal"/>
    </style:style>
    <style:style style:name="P44" style:family="paragraph" style:parent-style-name="Standard">
      <style:text-properties fo:font-weight="normal" officeooo:rsid="006f960f" officeooo:paragraph-rsid="004cf9cb" style:font-weight-asian="normal" style:font-weight-complex="normal"/>
    </style:style>
    <style:style style:name="P45" style:family="paragraph" style:parent-style-name="Standard">
      <style:text-properties fo:font-weight="normal" officeooo:rsid="006f960f" officeooo:paragraph-rsid="00501c61" style:font-weight-asian="normal" style:font-weight-complex="normal"/>
    </style:style>
    <style:style style:name="P46" style:family="paragraph" style:parent-style-name="Standard">
      <style:text-properties fo:font-weight="normal" officeooo:rsid="006f960f" officeooo:paragraph-rsid="0057a3f5" style:font-weight-asian="normal" style:font-weight-complex="normal"/>
    </style:style>
    <style:style style:name="P47" style:family="paragraph" style:parent-style-name="Standard">
      <style:text-properties fo:font-weight="normal" officeooo:rsid="0071b157" officeooo:paragraph-rsid="004cad2d" style:font-weight-asian="normal" style:font-weight-complex="normal"/>
    </style:style>
    <style:style style:name="P48" style:family="paragraph" style:parent-style-name="Standard">
      <style:text-properties fo:font-weight="normal" officeooo:rsid="00747e21" officeooo:paragraph-rsid="004cad2d" style:font-weight-asian="normal" style:font-weight-complex="normal"/>
    </style:style>
    <style:style style:name="P49" style:family="paragraph" style:parent-style-name="Standard">
      <style:text-properties fo:font-weight="normal" officeooo:rsid="00752d39" officeooo:paragraph-rsid="004cad2d" style:font-weight-asian="normal" style:font-weight-complex="normal"/>
    </style:style>
    <style:style style:name="P50" style:family="paragraph" style:parent-style-name="Standard">
      <style:text-properties officeooo:rsid="003d061d" officeooo:paragraph-rsid="000d188f"/>
    </style:style>
    <style:style style:name="P51" style:family="paragraph" style:parent-style-name="Standard">
      <style:text-properties fo:font-size="10.5pt" fo:font-weight="normal" officeooo:rsid="006f960f" officeooo:paragraph-rsid="004cad2d" style:font-size-asian="10.5pt" style:font-weight-asian="normal" style:font-size-complex="10.5pt" style:font-weight-complex="normal"/>
    </style:style>
    <style:style style:name="P52" style:family="paragraph" style:parent-style-name="Standard">
      <style:text-properties officeooo:paragraph-rsid="003e3d49"/>
    </style:style>
    <style:style style:name="P53" style:family="paragraph" style:parent-style-name="Standard">
      <style:paragraph-properties fo:margin-top="0in" fo:margin-bottom="0.1965in" style:contextual-spacing="false"/>
      <style:text-properties fo:font-weight="normal" officeooo:rsid="008b7d24" officeooo:paragraph-rsid="0010ce31" style:font-weight-asian="normal" style:font-weight-complex="normal"/>
    </style:style>
    <style:style style:name="P54" style:family="paragraph" style:parent-style-name="Standard">
      <style:paragraph-properties fo:margin-top="0in" fo:margin-bottom="0.1965in" style:contextual-spacing="false"/>
      <style:text-properties fo:font-weight="normal" officeooo:rsid="003b9fbe" officeooo:paragraph-rsid="00290c49" style:font-weight-asian="normal" style:font-weight-complex="normal"/>
    </style:style>
    <style:style style:name="P55" style:family="paragraph" style:parent-style-name="Standard">
      <style:paragraph-properties fo:margin-top="0in" fo:margin-bottom="0.1965in" style:contextual-spacing="false"/>
      <style:text-properties fo:font-weight="normal" officeooo:rsid="003b9fbe" officeooo:paragraph-rsid="002d44f9" style:font-weight-asian="normal" style:font-weight-complex="normal"/>
    </style:style>
    <style:style style:name="P56" style:family="paragraph" style:parent-style-name="Preformatted_20_Text">
      <style:paragraph-properties fo:margin-top="0in" fo:margin-bottom="0.1965in" style:contextual-spacing="false"/>
    </style:style>
    <style:style style:name="P57" style:family="paragraph" style:parent-style-name="Preformatted_20_Text">
      <style:paragraph-properties fo:margin-top="0in" fo:margin-bottom="0.1965in" style:contextual-spacing="false"/>
      <style:text-properties officeooo:paragraph-rsid="000d188f"/>
    </style:style>
    <style:style style:name="P58" style:family="paragraph" style:parent-style-name="Preformatted_20_Text">
      <style:paragraph-properties fo:margin-top="0in" fo:margin-bottom="0.1965in" style:contextual-spacing="false"/>
      <style:text-properties officeooo:paragraph-rsid="0010ce31"/>
    </style:style>
    <style:style style:name="P59" style:family="paragraph" style:parent-style-name="Preformatted_20_Text">
      <style:paragraph-properties fo:margin-top="0in" fo:margin-bottom="0.1965in" style:contextual-spacing="false"/>
      <style:text-properties style:font-name="DejaVu Sans Mono" fo:font-size="10pt" officeooo:paragraph-rsid="0010ce31" style:font-name-asian="DejaVu Sans Mono" style:font-size-asian="10pt" style:font-name-complex="Lohit Hindi2" style:font-size-complex="10pt"/>
    </style:style>
    <style:style style:name="P60" style:family="paragraph" style:parent-style-name="Preformatted_20_Text">
      <style:paragraph-properties fo:margin-top="0in" fo:margin-bottom="0.1965in" style:contextual-spacing="false"/>
      <style:text-properties style:font-name="DejaVu Sans Mono" fo:font-size="10pt" fo:font-weight="normal" officeooo:rsid="003b9fbe" officeooo:paragraph-rsid="0046a89b" style:font-name-asian="DejaVu Sans Mono" style:font-size-asian="10pt" style:font-weight-asian="normal" style:font-name-complex="Lohit Hindi2" style:font-size-complex="10pt" style:font-weight-complex="normal"/>
    </style:style>
    <style:style style:name="P61" style:family="paragraph" style:parent-style-name="Preformatted_20_Text">
      <style:paragraph-properties fo:margin-top="0in" fo:margin-bottom="0.1965in" style:contextual-spacing="false"/>
      <style:text-properties officeooo:paragraph-rsid="0029d242"/>
    </style:style>
    <style:style style:name="P62" style:family="paragraph" style:parent-style-name="Preformatted_20_Text">
      <style:paragraph-properties fo:margin-top="0in" fo:margin-bottom="0.1965in" style:contextual-spacing="false"/>
      <style:text-properties fo:font-weight="normal" officeooo:rsid="003b9fbe" officeooo:paragraph-rsid="002d44f9" style:font-weight-asian="normal" style:font-weight-complex="normal"/>
    </style:style>
    <style:style style:name="P63" style:family="paragraph" style:parent-style-name="Preformatted_20_Text">
      <style:paragraph-properties fo:margin-top="0in" fo:margin-bottom="0.1965in" style:contextual-spacing="false"/>
      <style:text-properties officeooo:paragraph-rsid="00309d33"/>
    </style:style>
    <style:style style:name="P64" style:family="paragraph" style:parent-style-name="Preformatted_20_Text">
      <style:paragraph-properties fo:margin-top="0in" fo:margin-bottom="0.1965in" style:contextual-spacing="false"/>
      <style:text-properties officeooo:paragraph-rsid="003e0804"/>
    </style:style>
    <style:style style:name="P65" style:family="paragraph" style:parent-style-name="Preformatted_20_Text">
      <style:paragraph-properties fo:margin-top="0in" fo:margin-bottom="0.1965in" style:contextual-spacing="false"/>
      <style:text-properties officeooo:paragraph-rsid="0046a89b"/>
    </style:style>
    <style:style style:name="P66" style:family="paragraph" style:parent-style-name="Preformatted_20_Text">
      <style:paragraph-properties fo:margin-top="0in" fo:margin-bottom="0.1965in" style:contextual-spacing="false"/>
      <style:text-properties officeooo:paragraph-rsid="004ae515"/>
    </style:style>
    <style:style style:name="P67" style:family="paragraph" style:parent-style-name="Text_20_body">
      <style:text-properties fo:font-variant="normal" fo:text-transform="none" fo:color="#000000" style:font-name="Verdana" fo:font-size="9.75pt" fo:letter-spacing="normal" fo:font-style="normal" fo:font-weight="normal" officeooo:rsid="00752d39" officeooo:paragraph-rsid="0050553d" style:font-weight-asian="normal" style:font-weight-complex="normal"/>
    </style:style>
    <style:style style:name="P68" style:family="paragraph" style:parent-style-name="Text_20_body">
      <style:paragraph-properties fo:margin-left="0in" fo:margin-right="0in" style:line-height-at-least="0.1563in" fo:text-align="start" style:justify-single-word="false" fo:text-indent="0in" style:auto-text-indent="false"/>
      <style:text-properties fo:font-variant="normal" fo:text-transform="none" fo:color="#000000" style:font-name="Verdana" fo:font-size="9.75pt" fo:letter-spacing="normal" fo:font-style="normal" fo:font-weight="normal" officeooo:rsid="00786f86" officeooo:paragraph-rsid="004cad2d"/>
    </style:style>
    <style:style style:name="P69" style:family="paragraph" style:parent-style-name="Text_20_body">
      <style:paragraph-properties fo:margin-left="0in" fo:margin-right="0in" style:line-height-at-least="0.1563in" fo:text-align="start" style:justify-single-word="false" fo:text-indent="0in" style:auto-text-indent="false"/>
      <style:text-properties fo:font-variant="normal" fo:text-transform="none" fo:color="#000000" style:font-name="Verdana" fo:font-size="9.75pt" fo:letter-spacing="normal" fo:font-style="normal" fo:font-weight="normal" officeooo:paragraph-rsid="00514c5e"/>
    </style:style>
    <style:style style:name="P70" style:family="paragraph" style:parent-style-name="Text_20_body">
      <style:paragraph-properties fo:margin-left="0in" fo:margin-right="0in" style:line-height-at-least="0.1563in" fo:text-align="start" style:justify-single-word="false" fo:text-indent="0in" style:auto-text-indent="false"/>
      <style:text-properties fo:font-variant="normal" fo:text-transform="none" fo:color="#000000" style:font-name="Verdana" fo:font-size="9.75pt" fo:letter-spacing="normal" fo:font-style="normal" fo:font-weight="normal" officeooo:paragraph-rsid="0052cba1"/>
    </style:style>
    <style:style style:name="P71" style:family="paragraph" style:parent-style-name="Text_20_body">
      <style:paragraph-properties fo:margin-left="0in" fo:margin-right="0in" style:line-height-at-least="0.1563in" fo:text-align="start" style:justify-single-word="false" fo:text-indent="0in" style:auto-text-indent="false"/>
      <style:text-properties fo:font-variant="normal" fo:text-transform="none" fo:color="#000000" style:font-name="Verdana" fo:font-size="9.75pt" fo:letter-spacing="normal" fo:font-style="normal" fo:font-weight="normal" officeooo:paragraph-rsid="00536c39"/>
    </style:style>
    <style:style style:name="P72" style:family="paragraph" style:parent-style-name="Text_20_body">
      <style:paragraph-properties fo:margin-left="0in" fo:margin-right="0in" style:line-height-at-least="0.1563in" fo:text-align="start" style:justify-single-word="false" fo:text-indent="0in" style:auto-text-indent="false"/>
      <style:text-properties fo:font-variant="normal" fo:text-transform="none" fo:color="#000000" style:font-name="Verdana" fo:font-size="9.75pt" fo:letter-spacing="normal" fo:font-style="normal" fo:font-weight="normal" officeooo:paragraph-rsid="0055c213"/>
    </style:style>
    <style:style style:name="P73" style:family="paragraph" style:parent-style-name="Heading_20_1">
      <style:text-properties fo:font-size="18pt" officeooo:rsid="0001c5d1" officeooo:paragraph-rsid="0001c5d1" style:font-size-asian="18pt" style:font-size-complex="18pt"/>
    </style:style>
    <style:style style:name="P74" style:family="paragraph" style:parent-style-name="Preformatted_20_Text">
      <style:text-properties officeooo:rsid="0008fb52" officeooo:paragraph-rsid="0008fb52"/>
    </style:style>
    <style:style style:name="P75" style:family="paragraph" style:parent-style-name="Preformatted_20_Text">
      <style:text-properties officeooo:rsid="0008fb52" officeooo:paragraph-rsid="0010ce31"/>
    </style:style>
    <style:style style:name="P76" style:family="paragraph" style:parent-style-name="Preformatted_20_Text">
      <style:text-properties fo:font-weight="normal" officeooo:rsid="005cf881" officeooo:paragraph-rsid="0015b921" style:font-weight-asian="normal" style:font-weight-complex="normal"/>
    </style:style>
    <style:style style:name="P77" style:family="paragraph" style:parent-style-name="Preformatted_20_Text">
      <style:text-properties fo:font-weight="normal" officeooo:rsid="0055334d" officeooo:paragraph-rsid="0029d242" style:font-weight-asian="normal" style:font-weight-complex="normal"/>
    </style:style>
    <style:style style:name="P78" style:family="paragraph" style:parent-style-name="Preformatted_20_Text">
      <style:text-properties officeooo:paragraph-rsid="0010ce31"/>
    </style:style>
    <style:style style:name="P79" style:family="paragraph" style:parent-style-name="Preformatted_20_Text">
      <style:text-properties officeooo:paragraph-rsid="0008fb52"/>
    </style:style>
    <style:style style:name="P80" style:family="paragraph" style:parent-style-name="Preformatted_20_Text">
      <style:text-properties fo:font-size="11pt" fo:font-weight="normal" officeooo:rsid="00246ae3" officeooo:paragraph-rsid="002665fc" style:font-size-asian="11pt" style:font-weight-asian="normal" style:font-size-complex="11pt" style:font-weight-complex="normal"/>
    </style:style>
    <style:style style:name="P81" style:family="paragraph" style:parent-style-name="Preformatted_20_Text">
      <style:text-properties officeooo:paragraph-rsid="0029d242"/>
    </style:style>
    <style:style style:name="P82" style:family="paragraph" style:parent-style-name="Preformatted_20_Text">
      <style:text-properties officeooo:paragraph-rsid="002d9e0c"/>
    </style:style>
    <style:style style:name="P83" style:family="paragraph" style:parent-style-name="Preformatted_20_Text">
      <style:text-properties officeooo:paragraph-rsid="00309d33"/>
    </style:style>
    <style:style style:name="P84" style:family="paragraph" style:parent-style-name="Preformatted_20_Text">
      <style:text-properties officeooo:paragraph-rsid="0047748a"/>
    </style:style>
    <style:style style:name="P85" style:family="paragraph" style:parent-style-name="Table_20_Contents">
      <style:text-properties officeooo:rsid="004e4710" officeooo:paragraph-rsid="000d188f"/>
    </style:style>
    <style:style style:name="P86" style:family="paragraph" style:parent-style-name="Table_20_Contents">
      <style:text-properties officeooo:rsid="004eaa77" officeooo:paragraph-rsid="000d188f"/>
    </style:style>
    <style:style style:name="P87" style:family="paragraph" style:parent-style-name="Table_20_Contents">
      <style:text-properties officeooo:rsid="00502450" officeooo:paragraph-rsid="000d188f"/>
    </style:style>
    <style:style style:name="P88" style:family="paragraph" style:parent-style-name="Table_20_Contents">
      <style:text-properties officeooo:rsid="0050dc27" officeooo:paragraph-rsid="000d188f"/>
    </style:style>
    <style:style style:name="P89" style:family="paragraph" style:parent-style-name="Table_20_Contents">
      <style:text-properties officeooo:paragraph-rsid="000d188f"/>
    </style:style>
    <style:style style:name="P90" style:family="paragraph" style:parent-style-name="Table_20_Contents">
      <style:text-properties officeooo:paragraph-rsid="0038284c"/>
    </style:style>
    <style:style style:name="P91" style:family="paragraph" style:parent-style-name="Standard">
      <style:text-properties fo:font-size="11pt" fo:font-weight="normal" officeooo:rsid="0027f4d6" officeooo:paragraph-rsid="0021fcf2" style:font-size-asian="11pt" style:font-weight-asian="normal" style:font-size-complex="11pt" style:font-weight-complex="normal"/>
    </style:style>
    <style:style style:name="P92" style:family="paragraph" style:parent-style-name="Standard">
      <style:text-properties fo:font-size="11pt" fo:font-weight="normal" officeooo:rsid="006f960f" officeooo:paragraph-rsid="004cf9cb" style:font-size-asian="11pt" style:font-weight-asian="normal" style:font-size-complex="11pt" style:font-weight-complex="normal"/>
    </style:style>
    <style:style style:name="P93" style:family="paragraph" style:parent-style-name="Standard">
      <style:text-properties fo:font-size="11pt" fo:font-weight="normal" officeooo:rsid="00227e99" officeooo:paragraph-rsid="00227e99" style:font-size-asian="11pt" style:font-weight-asian="normal" style:font-size-complex="11pt" style:font-weight-complex="normal"/>
    </style:style>
    <style:style style:name="P94" style:family="paragraph" style:parent-style-name="Standard">
      <style:text-properties fo:font-size="11pt" fo:font-weight="normal" officeooo:rsid="00227e99" officeooo:paragraph-rsid="0061df40" style:font-size-asian="11pt" style:font-weight-asian="normal" style:font-size-complex="11pt" style:font-weight-complex="normal"/>
    </style:style>
    <style:style style:name="P95" style:family="paragraph" style:parent-style-name="Standard">
      <style:text-properties fo:font-weight="normal" officeooo:rsid="0040c3e2" officeooo:paragraph-rsid="004029a7" style:font-weight-asian="normal" style:font-weight-complex="normal"/>
    </style:style>
    <style:style style:name="P96" style:family="paragraph" style:parent-style-name="Standard">
      <style:text-properties fo:font-weight="normal" officeooo:rsid="0040c3e2" officeooo:paragraph-rsid="00683e4a" style:font-weight-asian="normal" style:font-weight-complex="normal"/>
    </style:style>
    <style:style style:name="P97" style:family="paragraph" style:parent-style-name="Standard">
      <style:text-properties fo:font-weight="normal" officeooo:rsid="0048464a" officeooo:paragraph-rsid="005a0188" style:font-weight-asian="normal" style:font-weight-complex="normal"/>
    </style:style>
    <style:style style:name="P98" style:family="paragraph" style:parent-style-name="Standard">
      <style:text-properties fo:font-weight="normal" officeooo:rsid="005fb759" officeooo:paragraph-rsid="005fb759" style:font-weight-asian="normal" style:font-weight-complex="normal"/>
    </style:style>
    <style:style style:name="P99" style:family="paragraph" style:parent-style-name="Standard">
      <style:text-properties fo:font-weight="normal" officeooo:rsid="006c3de9" officeooo:paragraph-rsid="004ae515" style:font-weight-asian="normal" style:font-weight-complex="normal"/>
    </style:style>
    <style:style style:name="P100" style:family="paragraph" style:parent-style-name="Standard">
      <style:text-properties fo:font-weight="normal" officeooo:rsid="0041c99c" officeooo:paragraph-rsid="004029a7" style:font-weight-asian="normal" style:font-weight-complex="normal"/>
    </style:style>
    <style:style style:name="P101" style:family="paragraph" style:parent-style-name="Standard">
      <style:text-properties fo:font-weight="normal" officeooo:rsid="0041c99c" officeooo:paragraph-rsid="00683e4a" style:font-weight-asian="normal" style:font-weight-complex="normal"/>
    </style:style>
    <style:style style:name="P102" style:family="paragraph" style:parent-style-name="Standard">
      <style:text-properties fo:font-weight="normal" officeooo:rsid="00747e21" officeooo:paragraph-rsid="004cad2d" style:font-weight-asian="normal" style:font-weight-complex="normal"/>
    </style:style>
    <style:style style:name="P103" style:family="paragraph" style:parent-style-name="Standard">
      <style:text-properties fo:font-weight="normal" officeooo:rsid="006f960f" officeooo:paragraph-rsid="0069bd01" style:font-weight-asian="normal" style:font-weight-complex="normal"/>
    </style:style>
    <style:style style:name="P104" style:family="paragraph" style:parent-style-name="Standard">
      <style:text-properties fo:font-weight="normal" officeooo:rsid="006fb97a" officeooo:paragraph-rsid="004cad2d" style:font-weight-asian="normal" style:font-weight-complex="normal"/>
    </style:style>
    <style:style style:name="P105" style:family="paragraph" style:parent-style-name="Standard">
      <style:text-properties fo:font-weight="normal" officeooo:rsid="006b5cd7" officeooo:paragraph-rsid="006b5cd7" style:font-weight-asian="normal" style:font-weight-complex="normal"/>
    </style:style>
    <style:style style:name="P106" style:family="paragraph" style:parent-style-name="Standard">
      <style:text-properties fo:font-weight="normal" officeooo:rsid="0071b157" officeooo:paragraph-rsid="004cad2d" style:font-weight-asian="normal" style:font-weight-complex="normal"/>
    </style:style>
    <style:style style:name="P107" style:family="paragraph" style:parent-style-name="Standard">
      <style:text-properties fo:font-size="12pt" fo:font-weight="bold" officeooo:rsid="00079678" officeooo:paragraph-rsid="000334d6" style:font-size-asian="12pt" style:font-weight-asian="bold" style:font-size-complex="12pt" style:font-weight-complex="bold"/>
    </style:style>
    <style:style style:name="P108" style:family="paragraph" style:parent-style-name="Standard">
      <style:text-properties fo:font-weight="bold" officeooo:rsid="004029a7" officeooo:paragraph-rsid="00683e4a" style:font-weight-asian="bold" style:font-weight-complex="bold"/>
    </style:style>
    <style:style style:name="P109" style:family="paragraph" style:parent-style-name="Standard">
      <style:text-properties officeooo:rsid="0001c5d1" officeooo:paragraph-rsid="0001c5d1"/>
    </style:style>
    <style:style style:name="P110" style:family="paragraph" style:parent-style-name="Standard">
      <style:text-properties officeooo:rsid="003134fb" officeooo:paragraph-rsid="0064ee78"/>
    </style:style>
    <style:style style:name="P111" style:family="paragraph" style:parent-style-name="Text_20_body">
      <style:text-properties fo:font-variant="normal" fo:text-transform="none" fo:color="#000000" style:font-name="Verdana" fo:font-size="9.75pt" fo:letter-spacing="normal" fo:font-style="normal" fo:font-weight="normal" officeooo:rsid="00786f86" officeooo:paragraph-rsid="004cad2d" style:font-weight-asian="normal" style:font-weight-complex="normal"/>
    </style:style>
    <style:style style:name="P112" style:family="paragraph" style:parent-style-name="Text_20_body">
      <style:text-properties fo:font-variant="normal" fo:text-transform="none" fo:color="#000000" style:font-name="Verdana" fo:font-size="9.75pt" fo:letter-spacing="normal" fo:font-style="normal" fo:font-weight="normal" officeooo:rsid="00786f86" officeooo:paragraph-rsid="0050553d"/>
    </style:style>
    <style:style style:name="P113" style:family="paragraph" style:parent-style-name="Text_20_body">
      <style:paragraph-properties fo:margin-left="0in" fo:margin-right="0in" style:line-height-at-least="0.1563in" fo:text-align="start" style:justify-single-word="false" fo:text-indent="0in" style:auto-text-indent="false"/>
      <style:text-properties fo:font-variant="normal" fo:text-transform="none" fo:color="#000000" style:font-name="Courier New" fo:font-size="10.5pt" fo:letter-spacing="normal" fo:font-style="normal" fo:font-weight="normal" officeooo:rsid="00786f86" officeooo:paragraph-rsid="0055c213"/>
    </style:style>
    <style:style style:name="P114" style:family="paragraph" style:parent-style-name="Text_20_body">
      <style:paragraph-properties fo:margin-left="0in" fo:margin-right="0in" style:line-height-at-least="0.1563in" fo:text-align="start" style:justify-single-word="false" fo:text-indent="0in" style:auto-text-indent="false"/>
      <style:text-properties fo:font-weight="normal" officeooo:rsid="00752d39" officeooo:paragraph-rsid="0055c213" style:font-weight-asian="normal" style:font-weight-complex="normal"/>
    </style:style>
    <style:style style:name="P115" style:family="paragraph" style:parent-style-name="Preformatted_20_Text">
      <style:text-properties officeooo:paragraph-rsid="00683e4a"/>
    </style:style>
    <style:style style:name="P116" style:family="paragraph" style:parent-style-name="Preformatted_20_Text">
      <style:paragraph-properties fo:margin-top="0in" fo:margin-bottom="0.1965in" style:contextual-spacing="false"/>
      <style:text-properties officeooo:paragraph-rsid="00683e4a"/>
    </style:style>
    <style:style style:name="T1" style:family="text">
      <style:text-properties officeooo:rsid="00023587"/>
    </style:style>
    <style:style style:name="T2" style:family="text">
      <style:text-properties officeooo:rsid="001ff85b"/>
    </style:style>
    <style:style style:name="T3" style:family="text">
      <style:text-properties officeooo:rsid="000bbcc4"/>
    </style:style>
    <style:style style:name="T4" style:family="text">
      <style:text-properties officeooo:rsid="000c226b"/>
    </style:style>
    <style:style style:name="T5" style:family="text">
      <style:text-properties fo:font-weight="normal" style:font-weight-asian="normal" style:font-weight-complex="normal"/>
    </style:style>
    <style:style style:name="T6" style:family="text">
      <style:text-properties fo:font-weight="normal" officeooo:rsid="003e4d5e" style:font-weight-asian="normal" style:font-weight-complex="normal"/>
    </style:style>
    <style:style style:name="T7" style:family="text">
      <style:text-properties fo:font-weight="normal" officeooo:rsid="008b7d24" style:font-weight-asian="normal" style:font-weight-complex="normal"/>
    </style:style>
    <style:style style:name="T8" style:family="text">
      <style:text-properties fo:font-weight="normal" officeooo:rsid="003e3d49" style:font-weight-asian="normal" style:font-weight-complex="normal"/>
    </style:style>
    <style:style style:name="T9" style:family="text">
      <style:text-properties fo:font-weight="normal" officeooo:rsid="0040c3e2" style:font-weight-asian="normal" style:font-weight-complex="normal"/>
    </style:style>
    <style:style style:name="T10" style:family="text">
      <style:text-properties fo:font-weight="normal" officeooo:rsid="006c3de9" style:font-weight-asian="normal" style:font-weight-complex="normal"/>
    </style:style>
    <style:style style:name="T11" style:family="text">
      <style:text-properties fo:font-weight="normal" officeooo:rsid="005a0188" style:font-weight-asian="normal" style:font-weight-complex="normal"/>
    </style:style>
    <style:style style:name="T12" style:family="text">
      <style:text-properties officeooo:rsid="00460216"/>
    </style:style>
    <style:style style:name="T13" style:family="text">
      <style:text-properties officeooo:rsid="004b7b9a"/>
    </style:style>
    <style:style style:name="T14" style:family="text">
      <style:text-properties officeooo:rsid="005f6ba3"/>
    </style:style>
    <style:style style:name="T15" style:family="text">
      <style:text-properties officeooo:rsid="006048e6"/>
    </style:style>
    <style:style style:name="T16" style:family="text">
      <style:text-properties officeooo:rsid="00608aca"/>
    </style:style>
    <style:style style:name="T17" style:family="text">
      <style:text-properties officeooo:rsid="0062ad09"/>
    </style:style>
    <style:style style:name="T18" style:family="text">
      <style:text-properties officeooo:rsid="0012c538"/>
    </style:style>
    <style:style style:name="T19" style:family="text">
      <style:text-properties officeooo:rsid="0013602f"/>
    </style:style>
    <style:style style:name="T20" style:family="text">
      <style:text-properties officeooo:rsid="001b0cbc"/>
    </style:style>
    <style:style style:name="T21" style:family="text">
      <style:text-properties officeooo:rsid="001cf528"/>
    </style:style>
    <style:style style:name="T22" style:family="text">
      <style:text-properties officeooo:rsid="00227e99"/>
    </style:style>
    <style:style style:name="T23" style:family="text">
      <style:text-properties fo:font-size="11pt" style:font-size-asian="11pt" style:font-size-complex="11pt"/>
    </style:style>
    <style:style style:name="T24" style:family="text">
      <style:text-properties fo:font-size="11pt" officeooo:rsid="002d44f9" style:font-size-asian="11pt" style:font-size-complex="11pt"/>
    </style:style>
    <style:style style:name="T25" style:family="text">
      <style:text-properties fo:font-size="11pt" officeooo:rsid="006f960f" style:font-size-asian="11pt" style:font-size-complex="11pt"/>
    </style:style>
    <style:style style:name="T26" style:family="text">
      <style:text-properties fo:font-size="11pt" officeooo:rsid="0069bd01" style:font-size-asian="11pt" style:font-size-complex="11pt"/>
    </style:style>
    <style:style style:name="T27" style:family="text">
      <style:text-properties fo:font-size="11pt" officeooo:rsid="006f960f" style:font-size-asian="11pt" style:font-weight-asian="normal" style:font-size-complex="11pt" style:font-weight-complex="normal"/>
    </style:style>
    <style:style style:name="T28" style:family="text">
      <style:text-properties fo:font-size="10pt" style:font-size-asian="10pt" style:font-size-complex="10pt"/>
    </style:style>
    <style:style style:name="T29" style:family="text">
      <style:text-properties fo:font-size="10pt" officeooo:rsid="00227e99" style:font-size-asian="10pt" style:font-size-complex="10pt"/>
    </style:style>
    <style:style style:name="T30" style:family="text">
      <style:text-properties fo:font-size="10pt" officeooo:rsid="0027f4d6" style:font-size-asian="10pt" style:font-size-complex="10pt"/>
    </style:style>
    <style:style style:name="T31" style:family="text">
      <style:text-properties fo:font-size="10pt" officeooo:rsid="002cfdd7" style:font-size-asian="10pt" style:font-size-complex="10pt"/>
    </style:style>
    <style:style style:name="T32" style:family="text">
      <style:text-properties fo:font-size="10pt" fo:font-weight="normal" officeooo:rsid="00227e99" style:font-size-asian="10pt" style:font-weight-asian="normal" style:font-size-complex="10pt" style:font-weight-complex="normal"/>
    </style:style>
    <style:style style:name="T33" style:family="text">
      <style:text-properties fo:font-size="10pt" fo:font-weight="normal" officeooo:rsid="002d44f9" style:font-size-asian="10pt" style:font-weight-asian="normal" style:font-size-complex="10pt" style:font-weight-complex="normal"/>
    </style:style>
    <style:style style:name="T34" style:family="text">
      <style:text-properties officeooo:rsid="0027f4d6"/>
    </style:style>
    <style:style style:name="T35" style:family="text">
      <style:text-properties officeooo:rsid="00379f35"/>
    </style:style>
    <style:style style:name="T36" style:family="text">
      <style:text-properties fo:font-weight="bold" style:font-weight-asian="bold" style:font-weight-complex="bold"/>
    </style:style>
    <style:style style:name="T37" style:family="text">
      <style:text-properties fo:font-weight="bold" officeooo:rsid="00379f35" style:font-weight-asian="bold" style:font-weight-complex="bold"/>
    </style:style>
    <style:style style:name="T38" style:family="text">
      <style:text-properties officeooo:rsid="002d44f9"/>
    </style:style>
    <style:style style:name="T39" style:family="text">
      <style:text-properties officeooo:rsid="00309d33"/>
    </style:style>
    <style:style style:name="T40" style:family="text">
      <style:text-properties officeooo:rsid="006d8131"/>
    </style:style>
    <style:style style:name="T41" style:family="text">
      <style:text-properties officeooo:rsid="0034ac82"/>
    </style:style>
    <style:style style:name="T42" style:family="text">
      <style:text-properties officeooo:rsid="003ce143"/>
    </style:style>
    <style:style style:name="T43" style:family="text">
      <style:text-properties officeooo:rsid="003e3d49"/>
    </style:style>
    <style:style style:name="T44" style:family="text">
      <style:text-properties officeooo:rsid="0040c3e2"/>
    </style:style>
    <style:style style:name="T45" style:family="text">
      <style:text-properties officeooo:rsid="0073416b"/>
    </style:style>
    <style:style style:name="T46" style:family="text">
      <style:text-properties officeooo:rsid="006f960f"/>
    </style:style>
    <style:style style:name="T47" style:family="text">
      <style:text-properties officeooo:rsid="00747e21"/>
    </style:style>
    <style:style style:name="T48" style:family="text">
      <style:text-properties fo:font-variant="normal" fo:text-transform="none" fo:color="#333333" style:font-name="inherit" fo:letter-spacing="normal" fo:font-style="normal"/>
    </style:style>
    <style:style style:name="T49" style:family="text">
      <style:text-properties fo:font-variant="normal" fo:text-transform="none" fo:color="#333333" style:font-name="inherit" fo:letter-spacing="normal" fo:font-style="normal" officeooo:rsid="008416a3"/>
    </style:style>
    <style:style style:name="T50" style:family="text">
      <style:text-properties fo:font-variant="normal" fo:text-transform="none" fo:color="#333333" style:font-name="inherit" fo:letter-spacing="normal" fo:font-style="normal" officeooo:rsid="00747e21"/>
    </style:style>
    <style:style style:name="T51" style:family="text">
      <style:text-properties fo:font-variant="normal" fo:text-transform="none" fo:color="#000000" fo:font-size="11pt" fo:letter-spacing="normal" fo:font-style="normal" style:font-size-asian="11pt" style:font-size-complex="11pt"/>
    </style:style>
    <style:style style:name="T52" style:family="text">
      <style:text-properties fo:font-variant="normal" fo:text-transform="none" fo:color="#000000" style:font-name="Courier New" fo:font-size="10.5pt" fo:letter-spacing="normal" fo:font-style="normal"/>
    </style:style>
    <style:style style:name="T53" style:family="text">
      <style:text-properties style:font-name="Courier New" fo:font-size="10.5pt"/>
    </style:style>
    <style:style style:name="T54" style:family="text">
      <style:text-properties officeooo:rsid="0079edc3"/>
    </style:style>
    <style:style style:name="T55" style:family="text">
      <style:text-properties officeooo:rsid="007b5a6c"/>
    </style:style>
    <style:style style:name="T56" style:family="text">
      <style:text-properties officeooo:rsid="007d444c"/>
    </style:style>
    <style:style style:name="T57" style:family="text">
      <style:text-properties officeooo:rsid="007eec87"/>
    </style:style>
    <style:style style:name="T58" style:family="text">
      <style:text-properties officeooo:rsid="00812397"/>
    </style:style>
    <style:style style:name="T59" style:family="text">
      <style:text-properties officeooo:rsid="0055334d"/>
    </style:style>
    <style:style style:name="T60" style:family="text">
      <style:text-properties officeooo:rsid="004cad2d"/>
    </style:style>
    <style:style style:name="T61" style:family="text">
      <style:text-properties officeooo:rsid="005a0188"/>
    </style:style>
    <style:style style:name="T62" style:family="text">
      <style:text-properties officeooo:rsid="005b36cd"/>
    </style:style>
    <style:style style:name="T63" style:family="text">
      <style:text-properties officeooo:rsid="0061df40"/>
    </style:style>
    <style:style style:name="T64" style:family="text">
      <style:text-properties officeooo:rsid="0064ee78"/>
    </style:style>
    <style:style style:name="T65" style:family="text">
      <style:text-properties officeooo:rsid="0034b631"/>
    </style:style>
    <style:style style:name="T66" style:family="text">
      <style:text-properties officeooo:rsid="00683e4a"/>
    </style:style>
    <style:style style:name="T67" style:family="text">
      <style:text-properties officeooo:rsid="006c6656"/>
    </style:style>
    <style:style style:name="T68" style:family="text">
      <style:text-properties officeooo:rsid="006d9d76"/>
    </style:style>
    <style:style style:name="T69" style:family="text">
      <style:text-properties officeooo:rsid="006dab34"/>
    </style:style>
    <style:style style:name="T70" style:family="text">
      <style:text-properties officeooo:rsid="00717e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text:span text:style-name="T1">Ubuntu üzerinde Hadoop Çalıştırma</text:span> (Single-Node Cluster)</text:h>
      <text:p text:style-name="P1">Hadoop 3 farklı çalışma şeklinden biriyle çalıştırılabilir:</text:p>
      <text:p text:style-name="P1"/>
      <text:p text:style-name="P2">1-Standalone (<text:span text:style-name="T61">yada</text:span> local) mode</text:p>
      <text:p text:style-name="P20">Çalışan herhangi deamon yoktur ve herşey tekbir JVM üzerinde çalışır. Standalone </text:p>
      <text:p text:style-name="P50"><text:span text:style-name="T5">mode </text:span><text:span text:style-name="T11">hızlıca</text:span><text:span text:style-name="T5"> </text:span><text:span text:style-name="T6">Map Reduce Programları geliştiriminde kullanılabilir. Çünkü bu mode da test ve debug işlemleri kolay gerçeklenebilir.</text:span><text:span text:style-name="T11">Öğrenme aşamasında bunun kullanılması en iyisidir.</text:span></text:p>
      <text:p text:style-name="P21"/>
      <text:p text:style-name="P3">2-Pseudo-distributed mode </text:p>
      <text:p text:style-name="P22">Hadoop deamonları lokal makine üzerinde çalışır. Bu şekilde küçük çaplı bir Cluster simule edilir.</text:p>
      <text:p text:style-name="P22"/>
      <text:p text:style-name="P4">3-<text:span text:style-name="T12">Fully distributed mode</text:span></text:p>
      <text:p text:style-name="P97">Hadoop deamonları cluster içerisinde makineler üzerinde dagıtıl<text:span text:style-name="T61">arak</text:span> çalış<text:span text:style-name="T61">tırılır.</text:span> </text:p>
      <text:p text:style-name="P23"/>
      <text:p text:style-name="P24">Herhangi bir modda Hadoop u çalıştırabilmek için sadece 2 şeye ihtiyaç vardır.</text:p>
      <text:p text:style-name="P24">-<text:span text:style-name="T13">Uygun propertyleri ayarla(Configurasyonu Yap) </text:span></text:p>
      <text:p text:style-name="P24">-<text:span text:style-name="T13">Hadoop deamonlarını başlat</text:span></text:p>
      <text:p text:style-name="P24"/>
      <text:p text:style-name="P25">Standalone modda, lokal dosya sistemi ve Lokal MapReduce job runner kullanılır. Distributed Modda ise HDFS ve MapReduce Daemonları başlatılmalıdır.</text:p>
      <text:p text:style-name="P25"/>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5">Component </text:p>
                </table:table-cell>
                <table:table-cell table:style-name="Table2.A1" office:value-type="string">
                  <text:p text:style-name="P85">Property</text:p>
                </table:table-cell>
                <table:table-cell table:style-name="Table2.A1" office:value-type="string">
                  <text:p text:style-name="P85">Standalone </text:p>
                </table:table-cell>
                <table:table-cell table:style-name="Table2.A1" office:value-type="string">
                  <text:p text:style-name="P85">Pseudo-distribute</text:p>
                </table:table-cell>
                <table:table-cell table:style-name="Table2.E1" office:value-type="string">
                  <text:p text:style-name="P85">Fully distributed</text:p>
                </table:table-cell>
              </table:table-row>
              <table:table-row>
                <table:table-cell table:style-name="Table2.A2" office:value-type="string">
                  <text:p text:style-name="P86">Common <text:s text:c="2"/></text:p>
                </table:table-cell>
                <table:table-cell table:style-name="Table2.A2" office:value-type="string">
                  <text:p text:style-name="P86">fs.default.name</text:p>
                </table:table-cell>
                <table:table-cell table:style-name="Table2.A2" office:value-type="string">
                  <text:p text:style-name="P86">file:/// (default)</text:p>
                </table:table-cell>
                <table:table-cell table:style-name="Table2.A2" office:value-type="string">
                  <text:p text:style-name="P86">hdfs://localhost/</text:p>
                </table:table-cell>
                <table:table-cell table:style-name="Table2.E2" office:value-type="string">
                  <text:p text:style-name="P86">hdfs://namenode/</text:p>
                </table:table-cell>
              </table:table-row>
              <table:table-row>
                <table:table-cell table:style-name="Table2.A2" office:value-type="string">
                  <text:p text:style-name="P87">HDFS </text:p>
                </table:table-cell>
                <table:table-cell table:style-name="Table2.A2" office:value-type="string">
                  <text:p text:style-name="P87">dfs.replication</text:p>
                </table:table-cell>
                <table:table-cell table:style-name="Table2.A2" office:value-type="string">
                  <text:p text:style-name="P87">N/A </text:p>
                </table:table-cell>
                <table:table-cell table:style-name="Table2.A2" office:value-type="string">
                  <text:p text:style-name="P87">1</text:p>
                </table:table-cell>
                <table:table-cell table:style-name="Table2.E2" office:value-type="string">
                  <text:p text:style-name="P87">3 (default)</text:p>
                </table:table-cell>
              </table:table-row>
              <table:table-row>
                <table:table-cell table:style-name="Table2.A2" office:value-type="string">
                  <text:p text:style-name="P88">MapReduce <text:s/></text:p>
                </table:table-cell>
                <table:table-cell table:style-name="Table2.A2" office:value-type="string">
                  <text:p text:style-name="P88">mapred.job.tracker </text:p>
                </table:table-cell>
                <table:table-cell table:style-name="Table2.A2" office:value-type="string">
                  <text:p text:style-name="P88">local (default)</text:p>
                </table:table-cell>
                <table:table-cell table:style-name="Table2.A2" office:value-type="string">
                  <text:p text:style-name="P88">localhost:8021</text:p>
                </table:table-cell>
                <table:table-cell table:style-name="Table2.E2" office:value-type="string">
                  <text:p text:style-name="P88">jobtracker:8021</text:p>
                </table:table-cell>
              </table:table-row>
            </table:table>
            <text:p text:style-name="P89"/>
          </table:table-cell>
        </table:table-row>
      </table:table>
      <text:p text:style-name="P18"/>
      <text:p text:style-name="P17">Gereksinimler</text:p>
      <text:p text:style-name="P14"/>
      <text:p text:style-name="P14">-Hadoop Java ile yazılımıştır. Sonuç olarak hadoop un çalışabilmesi için makinemizde Java 6 veya daha üst versyonlarına ihtiyaç vardır.</text:p>
      <text:p text:style-name="P15">-<text:span text:style-name="T62">Ayrıca <text:s/>Windows üzerinde Hadoop çalıştırmak için </text:span>Cygwin <text:span text:style-name="T2">in çalışıyor olması gerekmektedir. <text:s/>Ayrıca herhangi bir distrubuted modda çalıştırma amaçlanıyorsa openssh in da kurulu olması gerekmektedir.</text:span></text:p>
      <text:p text:style-name="P107"/>
      <text:p text:style-name="P109"/>
      <text:p text:style-name="P19">Hadoop için bir Hadoop user ı oluşturalım. Bu zorunluluk değildir.Ancak bu şekilde diğer uygulamalardan ve kullanıcı hesaplarından hadoop kurulumunu ayırmış oluruz:</text:p>
      <table:table table:name="Table4" table:style-name="Table4">
        <table:table-column table:style-name="Table4.A"/>
        <table:table-row>
          <table:table-cell table:style-name="Table4.A1" office:value-type="string">
            <text:p text:style-name="P75"><text:span text:style-name="Source_20_Text">$ sudo addgroup hadoop</text:span></text:p>
            <text:p text:style-name="P59"><text:span text:style-name="Source_20_Text">$ sudo adduser --ingroup hadoop hdus</text:span><text:span text:style-name="Source_20_Text"><text:span text:style-name="T3">er</text:span></text:span></text:p>
          </table:table-cell>
        </table:table-row>
      </table:table>
      <text:p text:style-name="P74"><text:span text:style-name="Source_20_Text"/></text:p>
      <text:p text:style-name="P79"><text:span text:style-name="Source_20_Text"/></text:p>
      <text:p text:style-name="P57"><text:span text:style-name="Source_20_Text"><text:span text:style-name="T4">bu şekilde hduser kullanıcısını oluşturmuş olduğumuz hadoop grubuna eklmeiş oluyoruz.</text:span></text:span></text:p>
      <text:p text:style-name="P57"><text:span text:style-name="Source_20_Text"/></text:p>
      <text:p text:style-name="P57"><text:span text:style-name="Source_20_Text"/></text:p>
      <text:p text:style-name="P5"><text:soft-page-break/>SSH'ın Ayarlanması</text:p>
      <text:p text:style-name="P5"/>
      <text:p text:style-name="P26"><text:span text:style-name="T14">P</text:span>seudo-distributed mod<text:span text:style-name="T14">da</text:span>, <text:span text:style-name="T15">Daemonları başlatmak zorundayız ve bunu yapmak için; SSH ın yüklemiş olmamız gerekmektedir.</text:span> <text:span text:style-name="T16">Hadoop işin özünde; p</text:span>seudo-distributed <text:span text:style-name="T16">mod ve </text:span>fully distributed mode<text:span text:style-name="T16">ları birbirinden ayırt etmez. Sadece SSH ile cluster üzerindeki herbir host a ulaşarak, çalıştırılması gereken deamonları çalıştırır. </text:span>Pseudo-distributed mode, <text:span text:style-name="T17">f</text:span>ully distributed mode <text:span text:style-name="T17">un özel bir halidir.Tek fark, tek bir host üzerinde localhostta çalışılıyor olmasıdır.Dolayısıyla SSH ile localhosta baglanıyor olmalımız gerekmektedir.</text:span></text:p>
      <text:p text:style-name="P27">SSH ın kurulu olduguna ve çalışıyor olduguna emin olalım.</text:p>
      <text:p text:style-name="P26"/>
      <text:p text:style-name="P26"><text:span text:style-name="T18">$ </text:span>sudo apt-get install ssh </text:p>
      <text:p text:style-name="P26"><text:s/></text:p>
      <text:p text:style-name="P28">ile ssh kurulur. <text:span text:style-name="T19">hduser kullanıcısa geçip, Ardından parola kullanmadan login olabilmemize olanak saglayacak yeni bir SSH key <text:s/>oluşturalım.(2. Satırda boş bir RSA-Key pair oluşturuyoruz.)</text:span></text:p>
      <table:table table:name="Table5" table:style-name="Table5">
        <table:table-column table:style-name="Table5.A"/>
        <table:table-row>
          <table:table-cell table:style-name="Table5.A1" office:value-type="string">
            <text:p text:style-name="Preformatted_20_Text"><text:span text:style-name="Source_20_Text">user@ubuntu:~$ su - hduser</text:span></text:p>
            <text:p text:style-name="Preformatted_20_Text"><text:span text:style-name="Source_20_Text">hduser@ubuntu:~$ ssh-keygen -t rsa -P ""</text:span></text:p>
            <text:p text:style-name="Preformatted_20_Text"><text:span text:style-name="Source_20_Text">Generating public/private rsa key pair.</text:span></text:p>
            <text:p text:style-name="Preformatted_20_Text"><text:span text:style-name="Source_20_Text">Enter file in which to save the key (/home/hduser/.ssh/id_rsa):</text:span></text:p>
            <text:p text:style-name="Preformatted_20_Text"><text:span text:style-name="Source_20_Text">Created directory '/home/hduser/.ssh'.</text:span></text:p>
            <text:p text:style-name="Preformatted_20_Text"><text:span text:style-name="Source_20_Text">Your identification has been saved in /home/hduser/.ssh/id_rsa.</text:span></text:p>
            <text:p text:style-name="Preformatted_20_Text"><text:span text:style-name="Source_20_Text">Your public key has been saved in /home/hduser/.ssh/id_rsa.pub.</text:span></text:p>
            <text:p text:style-name="Preformatted_20_Text"><text:span text:style-name="Source_20_Text">The key fingerprint is:</text:span></text:p>
            <text:p text:style-name="Preformatted_20_Text"><text:span text:style-name="Source_20_Text">9b:82:ea:58:b4:e0:35:d7:ff:19:66:a6:ef:ae:0e:d2 hduser@ubuntu</text:span></text:p>
            <text:p text:style-name="Preformatted_20_Text"><text:span text:style-name="Source_20_Text">The key's randomart image is:</text:span></text:p>
            <text:p text:style-name="Preformatted_20_Text"><text:span text:style-name="Source_20_Text">[...snipp...]</text:span></text:p>
            <text:p text:style-name="P56"><text:span text:style-name="Source_20_Text">hduser@ubuntu:~$</text:span></text:p>
          </table:table-cell>
        </table:table-row>
      </table:table>
      <text:p text:style-name="P32">Oluşturduğumuz key ile lokal makinemize baglantıyı aktif etmek için</text:p>
      <table:table table:name="Table7" table:style-name="Table7">
        <table:table-column table:style-name="Table7.A"/>
        <table:table-row>
          <table:table-cell table:style-name="Table7.A1" office:value-type="string">
            <text:p text:style-name="P56"><text:span text:style-name="Source_20_Text">hduser@ubuntu:~$ cat $HOME/.ssh/id_rsa.pub &gt;&gt; $HOME/.ssh/authorized_keys</text:span></text:p>
          </table:table-cell>
        </table:table-row>
      </table:table>
      <text:p text:style-name="P33">Komutu verilir.</text:p>
      <text:p text:style-name="P26"/>
      <text:p text:style-name="P29">Test etmek için <text:span text:style-name="T20">hduser kullanıcısı ile;</text:span></text:p>
      <table:table table:name="Table6" table:style-name="Table6">
        <table:table-column table:style-name="Table6.A"/>
        <table:table-row>
          <table:table-cell table:style-name="Table6.A1" office:value-type="string">
            <text:p text:style-name="P76"><text:span text:style-name="Source_20_Text">hduser@ubuntu:~$ ssh localhost</text:span></text:p>
            <text:p text:style-name="Preformatted_20_Text"><text:span text:style-name="Source_20_Text">The authenticity of host 'localhost (::1)' can't be established.</text:span></text:p>
            <text:p text:style-name="Preformatted_20_Text"><text:span text:style-name="Source_20_Text">RSA key fingerprint is d7:87:25:47:ae:02:00:eb:1d:75:4f:bb:44:f9:36:26.</text:span></text:p>
            <text:p text:style-name="Preformatted_20_Text"><text:span text:style-name="Source_20_Text">Are you sure you want to continue connecting (yes/no)? yes</text:span></text:p>
            <text:p text:style-name="Preformatted_20_Text"><text:span text:style-name="Source_20_Text">Warning: Permanently added 'localhost' (RSA) to the list of known hosts.</text:span></text:p>
            <text:p text:style-name="Preformatted_20_Text"><text:span text:style-name="Source_20_Text">Linux ubuntu 2.6.32-22-generic #33-Ubuntu SMP Wed Apr 28 13:27:30 UTC 2010 i686 GNU/Linux</text:span></text:p>
            <text:p text:style-name="Preformatted_20_Text"><text:span text:style-name="Source_20_Text">Ubuntu 10.04 LTS</text:span></text:p>
            <text:p text:style-name="Preformatted_20_Text"><text:span text:style-name="Source_20_Text">[...snipp...]</text:span></text:p>
            <text:p text:style-name="P56"><text:span text:style-name="Source_20_Text">hduser@ubuntu:~$</text:span></text:p>
          </table:table-cell>
        </table:table-row>
      </table:table>
      <text:p text:style-name="P29"/>
      <text:p text:style-name="P30"><text:span text:style-name="T21">Komutunu veriyoruz. </text:span>Bu işlemin başarılı olmasını bekliyoruz.</text:p>
      <text:p text:style-name="P31"/>
      <text:p text:style-name="P31"/>
      <text:p text:style-name="P31"/>
      <text:p text:style-name="P31"/>
      <text:p text:style-name="P31"/>
      <text:p text:style-name="P31"/>
      <text:p text:style-name="P31"/>
      <text:p text:style-name="P31"/>
      <text:p text:style-name="P31"/>
      <text:p text:style-name="P6"><text:soft-page-break/>Hadoop Kurulumu</text:p>
      <text:p text:style-name="P98"/>
      <text:p text:style-name="P98">Kendi kullanıcımızla</text:p>
      <text:p text:style-name="P98"/>
      <table:table table:name="Table8" table:style-name="Table8">
        <table:table-column table:style-name="Table8.A"/>
        <table:table-row>
          <table:table-cell table:style-name="Table8.A1" office:value-type="string">
            <text:p text:style-name="P91">$sudo wget <text:s/>/usr/local/ http://ftp.itu.edu.tr/Mirror/Apache/hadoop/common/hadoop-1.2.1/hadoop-1.2.1.tar.gz</text:p>
            <text:p text:style-name="P93"><text:span text:style-name="T34">$</text:span>sudo tar -xvf /usr/local/hadoop-1.2.1.tar.gz</text:p>
            <text:p text:style-name="P94"><text:span text:style-name="T34">$</text:span>sudo <text:span text:style-name="T63">mv</text:span> /usr/local/hadoop-1.2.1.tar.gz /usr/local/hadoop</text:p>
            <text:p text:style-name="P16"><text:span text:style-name="T34">$</text:span>sudo chmod <text:span text:style-name="T63">750</text:span> <text:span text:style-name="T22">/usr/local/hadoop</text:span></text:p>
            <text:p text:style-name="P80"><text:span text:style-name="Source_20_Text"><text:span text:style-name="T30">$</text:span></text:span><text:span text:style-name="Source_20_Text"><text:span text:style-name="T28">sudo chown -R hduser:hadoop </text:span></text:span><text:span text:style-name="Source_20_Text"><text:span text:style-name="T29">/usr/local/hadoop</text:span></text:span></text:p>
            <text:p text:style-name="P16"/>
          </table:table-cell>
        </table:table-row>
      </table:table>
      <text:p text:style-name="P6"/>
      <text:p text:style-name="P7"/>
      <text:p text:style-name="P31">hduser ın %HOME/.bashrc dosyasına:</text:p>
      <table:table table:name="Table3" table:style-name="Table3">
        <table:table-column table:style-name="Table3.A"/>
        <table:table-row>
          <table:table-cell table:style-name="Table3.A1" office:value-type="string">
            <text:p text:style-name="P78"><text:span text:style-name="Source_20_Text"># Set Hadoop-related environment variables</text:span></text:p>
            <text:p text:style-name="P82"><text:span text:style-name="Source_20_Text">export HADOOP_HOME=/usr/local/</text:span><text:span text:style-name="Source_20_Text"><text:span text:style-name="T32">hadoop</text:span></text:span></text:p>
            <text:p text:style-name="P78"/>
            <text:p text:style-name="P78"><text:span text:style-name="Source_20_Text"># Set JAVA_HOME (we will also configure JAVA_HOME directly for Hadoop later on)</text:span></text:p>
            <text:p text:style-name="P78"><text:span text:style-name="Source_20_Text">export JAVA_HOME=/usr/lib/jvm/java-6-sun</text:span></text:p>
            <text:p text:style-name="P78"/>
            <text:p text:style-name="P78"><text:span text:style-name="Source_20_Text"># Some convenient aliases and functions for running Hadoop-related commands</text:span></text:p>
            <text:p text:style-name="P78"><text:span text:style-name="Source_20_Text">unalias fs &amp;&gt; /dev/null</text:span></text:p>
            <text:p text:style-name="P78"><text:span text:style-name="Source_20_Text">alias fs="hadoop fs"</text:span></text:p>
            <text:p text:style-name="P78"><text:span text:style-name="Source_20_Text">unalias hls &amp;&gt; /dev/null</text:span></text:p>
            <text:p text:style-name="P78"><text:span text:style-name="Source_20_Text">alias hls="fs -ls"</text:span></text:p>
            <text:p text:style-name="P78"/>
            <text:p text:style-name="P78"><text:span text:style-name="Source_20_Text"># If you have LZO compression enabled in your Hadoop cluster and</text:span></text:p>
            <text:p text:style-name="P78"><text:span text:style-name="Source_20_Text"># compress job outputs with LZOP (not covered in this tutorial):</text:span></text:p>
            <text:p text:style-name="P78"><text:span text:style-name="Source_20_Text"># Conveniently inspect an LZOP compressed file from the command</text:span></text:p>
            <text:p text:style-name="P78"><text:span text:style-name="Source_20_Text"># line; run via:</text:span></text:p>
            <text:p text:style-name="P78"><text:span text:style-name="Source_20_Text">#</text:span></text:p>
            <text:p text:style-name="P78"><text:span text:style-name="Source_20_Text"># $ lzohead /hdfs/path/to/lzop/compressed/file.lzo</text:span></text:p>
            <text:p text:style-name="P78"><text:span text:style-name="Source_20_Text">#</text:span></text:p>
            <text:p text:style-name="P78"><text:span text:style-name="Source_20_Text"># Requires installed 'lzop' command.</text:span></text:p>
            <text:p text:style-name="P78"><text:span text:style-name="Source_20_Text">#</text:span></text:p>
            <text:p text:style-name="P78"><text:span text:style-name="Source_20_Text">lzohead () {</text:span></text:p>
            <text:p text:style-name="P78"><text:span text:style-name="Source_20_Text"><text:s text:c="4"/>hadoop fs -cat $1 | lzop -dc | head -1000 | less</text:span></text:p>
            <text:p text:style-name="P78"><text:span text:style-name="Source_20_Text">}</text:span></text:p>
            <text:p text:style-name="P78"/>
            <text:p text:style-name="P78"><text:span text:style-name="Source_20_Text"># Add Hadoop bin/ directory to PATH</text:span></text:p>
            <text:p text:style-name="P58"><text:span text:style-name="Source_20_Text">export PATH=$PATH:$HADOOP_HOME/bin</text:span></text:p>
          </table:table-cell>
        </table:table-row>
      </table:table>
      <text:p text:style-name="P53"><text:span text:style-name="Source_20_Text"><text:span text:style-name="T7"/></text:span></text:p>
      <text:p text:style-name="P8">Configuration</text:p>
      <text:p text:style-name="P34">Hadoop Ayarları için kullanılan herbir bileşen bir XML dosyasıdır. Birden fazla bileşen için kullanılacak ayarlar(Common properties) <text:s/><text:span text:style-name="T36">core-site.xml </text:span>dosyasında verilmelidir. <text:span text:style-name="T35">HDFS ile ilgili ayarlar <text:s/></text:span><text:span text:style-name="T36">hdfs-site.xml </text:span><text:span text:style-name="T35">dosyası üzerinden yapılmalıdır. Map-Reduce ile ilgili ayarlar ise </text:span><text:span text:style-name="T36">mapred-site.xml </text:span><text:span text:style-name="T35">dosyası üzerinde yapılmalıdır. Bütün Ayar dosyaları HADOOP_HOME altında </text:span><text:span text:style-name="T37">conf</text:span><text:span text:style-name="T35"> <text:s/>alt dizininde bulunmaktadır.</text:span></text:p>
      <text:p text:style-name="P34"/>
      <text:p text:style-name="P54"><text:span text:style-name="Source_20_Text"><text:span text:style-name="T23">Ayrıca bu ayarlarla ilgili dokumantasyona <text:s/>HADOOP_HOME altında docs alt klasorunda hmtl dosyaları olarakda erişilebilir.</text:span></text:span></text:p>
      <table:table table:name="Table10" table:style-name="Table10">
        <table:table-column table:style-name="Table10.A"/>
        <table:table-row>
          <table:table-cell table:style-name="Table10.A1" office:value-type="string">
            <text:p text:style-name="P90"><text:span text:style-name="Source_20_Text"><text:span text:style-name="T31">sudo vim </text:span></text:span><text:span text:style-name="Source_20_Text"><text:span text:style-name="T28">/usr/local/</text:span></text:span><text:span text:style-name="Source_20_Text"><text:span text:style-name="T32">hadoop</text:span></text:span><text:span text:style-name="Source_20_Text"><text:span text:style-name="T28">/conf/hadoop-env.sh</text:span></text:span></text:p>
          </table:table-cell>
        </table:table-row>
      </table:table>
      <text:p text:style-name="P55"><text:span text:style-name="Source_20_Text"><text:span text:style-name="T24">Komutunu verip JAVA_HOME u giriyoruz.</text:span></text:span></text:p>
      <text:p text:style-name="P62"><text:soft-page-break/><text:span text:style-name="Source_20_Text"><text:span text:style-name="T24"/></text:span></text:p>
      <text:p text:style-name="P62"><text:span text:style-name="Source_20_Text"><text:span text:style-name="T24"/></text:span></text:p>
      <table:table table:name="Table11" table:style-name="Table11">
        <table:table-column table:style-name="Table11.A"/>
        <table:table-row>
          <table:table-cell table:style-name="Table11.A1" office:value-type="string">
            <text:p text:style-name="P65"><text:span text:style-name="Source_20_Text"><text:span text:style-name="T33">$ sudo mkdir -p app/</text:span></text:span><text:span text:style-name="Source_20_Text"><text:span text:style-name="T32">hadoop</text:span></text:span><text:span text:style-name="Source_20_Text"><text:span text:style-name="T33">/tmp</text:span></text:span></text:p>
            <text:p text:style-name="P63"><text:span text:style-name="Source_20_Text"><text:span text:style-name="T28">$ sudo chown hduser:hadoop /app/hadoop/tmp</text:span></text:span></text:p>
            <text:p text:style-name="P63"><text:span text:style-name="Source_20_Text"><text:span text:style-name="T28"># ...and if you want to tighten up security, chmod from 755 to 750...</text:span></text:span></text:p>
            <text:p text:style-name="P60"><text:span text:style-name="Source_20_Text"><text:span text:style-name="T38">$ sudo chmod 750 /app/hadoop-1.2.1/tmp</text:span></text:span></text:p>
          </table:table-cell>
        </table:table-row>
      </table:table>
      <text:p text:style-name="P83"><text:span text:style-name="Source_20_Text"><text:span text:style-name="T39">Komutları ile geçici dosyaların depolanacagı bir klasor oluşturuyoruz.</text:span></text:span></text:p>
      <text:p text:style-name="P11"/>
      <text:p text:style-name="P11"><text:span text:style-name="T41">NameNode aracılıgıyla </text:span>HDFS filesystem in Formatlanması</text:p>
      <text:p text:style-name="P37">HDFS in kullanıma hazır olması için formatlanması gerekmektedir. <text:span text:style-name="T40">Formatlama işlemi sonucunda depolama için gerekli klasorler ve namenodeun veri yapıları haricinde boş bir dosya sistemi oluşturulur. Dosya sistemin boyutu cluster içerisindeki datanodeların sayısıyla ilişki olduğundan dolayı(gerektiğinde arttırılabilen bir yapı) oluşan dosya sisteminin boyutunun formatlama esnasında belirlenmesine gerek yoktur.</text:span></text:p>
      <text:p text:style-name="P37">****<text:span text:style-name="T69">Seçimli</text:span></text:p>
      <text:p text:style-name="P37"/>
      <table:table table:name="Table25" table:style-name="Table25">
        <table:table-column table:style-name="Table25.A"/>
        <table:table-row>
          <table:table-cell table:style-name="Table25.A1" office:value-type="string">
            <text:p text:style-name="P110"><text:span text:style-name="Source_20_Text">hduser@ubuntu:~$</text:span> <text:span text:style-name="T65">export HADOOP_INSTALL=/usr/local/hadoop </text:span></text:p>
            <text:p text:style-name="P110"><text:span text:style-name="Source_20_Text">hduser@ubuntu:~$</text:span> export PATH=$PATH:$HADOOP_INSTALL/bin</text:p>
          </table:table-cell>
        </table:table-row>
      </table:table>
      <text:p text:style-name="P37"><text:s/><text:span text:style-name="T64">Şeklinde path verilebilir.****</text:span></text:p>
      <text:p text:style-name="P37"/>
      <table:table table:name="Table12" table:style-name="Table12">
        <table:table-column table:style-name="Table12.A"/>
        <table:table-row>
          <table:table-cell table:style-name="Table12.A1" office:value-type="string">
            <text:p text:style-name="P66"><text:span text:style-name="Source_20_Text">hduser@ubuntu:~$ /usr/local/</text:span><text:span text:style-name="Source_20_Text"><text:span text:style-name="T32">hadoop</text:span></text:span><text:span text:style-name="Source_20_Text">/bin/hadoop namenode -format</text:span></text:p>
          </table:table-cell>
        </table:table-row>
      </table:table>
      <text:p text:style-name="P37"><text:span text:style-name="Source_20_Text"><text:span text:style-name="T10"/></text:span></text:p>
      <text:p text:style-name="P9"/>
      <text:p text:style-name="P9"><text:span text:style-name="T42">1.</text:span>Standalone Mode </text:p>
      <text:p text:style-name="P35">Ayar yapmaya gerek yok default ayarlar yeterli</text:p>
      <table:table table:name="Table13" table:style-name="Table13">
        <table:table-column table:style-name="Table13.A"/>
        <table:table-row>
          <table:table-cell table:style-name="Table13.A1" office:value-type="string">
            <text:p text:style-name="P64"><text:span text:style-name="Source_20_Text">hduser@ubuntu:~$ /usr/local/</text:span><text:span text:style-name="Source_20_Text"><text:span text:style-name="T32">hadoop</text:span></text:span><text:span text:style-name="Source_20_Text">/bin/start-all.sh</text:span></text:p>
          </table:table-cell>
        </table:table-row>
      </table:table>
      <text:p text:style-name="P52"><text:span text:style-name="T8">Bu komutla birlikte </text:span>Namenode, Datanode, Jobtracker <text:span text:style-name="T43">ve</text:span>Tasktracker <text:span text:style-name="T43">başlatılacaktır.</text:span></text:p>
      <text:p text:style-name="P12"/>
      <text:p text:style-name="P100"><text:span text:style-name="T9"/></text:p>
      <text:p text:style-name="P39">Single node Cluster ı durdurmak için:</text:p>
      <text:p text:style-name="P39"/>
      <table:table table:name="Table16" table:style-name="Table16">
        <table:table-column table:style-name="Table16.A"/>
        <table:table-row>
          <table:table-cell table:style-name="Table16.A1" office:value-type="string">
            <text:p text:style-name="P65"><text:span text:style-name="Source_20_Text">hduser@ubuntu:~$ /usr/local/</text:span><text:span text:style-name="Source_20_Text"><text:span text:style-name="T32">hadoop-1.2.1</text:span></text:span><text:span text:style-name="Source_20_Text">/bin/stop-all.sh</text:span></text:p>
          </table:table-cell>
        </table:table-row>
      </table:table>
      <text:p text:style-name="P39"><text:s/></text:p>
      <text:p text:style-name="P10"><text:span text:style-name="T42">2.</text:span>Pseudo-Distributed Mode </text:p>
      <text:p text:style-name="P36"/>
      <text:p text:style-name="P36">Ayar dosyaları ve ayarları:</text:p>
      <table:table table:name="Table9" table:style-name="Table9">
        <table:table-column table:style-name="Table9.A"/>
        <table:table-row>
          <table:table-cell table:style-name="Table9.A1" office:value-type="string">
            <text:p text:style-name="P77"><text:span text:style-name="Source_20_Text">conf/core-site.xml</text:span></text:p>
            <text:p text:style-name="P77"><text:span text:style-name="Source_20_Text">&lt;property&gt;</text:span></text:p>
            <text:p text:style-name="P81"><text:span text:style-name="Source_20_Text"><text:s text:c="2"/>&lt;name&gt;hadoop.tmp.dir&lt;/name&gt;</text:span></text:p>
            <text:p text:style-name="P81"><text:span text:style-name="Source_20_Text"><text:s text:c="2"/>&lt;value&gt;/</text:span><text:span text:style-name="Source_20_Text"><text:span text:style-name="T70">usr/local</text:span></text:span><text:span text:style-name="Source_20_Text">/app/hadoop/tmp&lt;/value&gt;</text:span></text:p>
            <text:p text:style-name="P81"><text:span text:style-name="Source_20_Text"><text:s text:c="2"/>&lt;description&gt;A base for other temporary directories.&lt;/description&gt;</text:span></text:p>
            <text:p text:style-name="P81"><text:span text:style-name="Source_20_Text">&lt;/property&gt;</text:span></text:p>
            <text:p text:style-name="P81"/>
            <text:p text:style-name="P81"><text:soft-page-break/><text:span text:style-name="Source_20_Text">&lt;property&gt;</text:span></text:p>
            <text:p text:style-name="P81"><text:span text:style-name="Source_20_Text"><text:s text:c="2"/>&lt;name&gt;fs.default.name&lt;/name&gt;</text:span></text:p>
            <text:p text:style-name="P81"><text:span text:style-name="Source_20_Text"><text:s text:c="2"/>&lt;value&gt;hdfs://localhost:54310&lt;/value&gt;</text:span></text:p>
            <text:p text:style-name="P81"><text:span text:style-name="Source_20_Text"><text:s text:c="2"/>&lt;description&gt;The name of the default file system. <text:s/>A URI whose</text:span></text:p>
            <text:p text:style-name="P81"><text:span text:style-name="Source_20_Text"><text:s text:c="2"/>scheme and authority determine the FileSystem implementation. <text:s/>The</text:span></text:p>
            <text:p text:style-name="P81"><text:span text:style-name="Source_20_Text"><text:s text:c="2"/>uri's scheme determines the config property (fs.SCHEME.impl) naming</text:span></text:p>
            <text:p text:style-name="P81"><text:span text:style-name="Source_20_Text"><text:s text:c="2"/>the FileSystem implementation class. <text:s/>The uri's authority is used to</text:span></text:p>
            <text:p text:style-name="P81"><text:span text:style-name="Source_20_Text"><text:s text:c="2"/>determine the host, port, etc. for a filesystem.&lt;/description&gt;</text:span></text:p>
            <text:p text:style-name="P61"><text:span text:style-name="Source_20_Text">&lt;/property&gt;</text:span></text:p>
          </table:table-cell>
        </table:table-row>
        <table:table-row>
          <table:table-cell table:style-name="Table9.A2" office:value-type="string">
            <text:p text:style-name="P77"><text:span text:style-name="Source_20_Text">conf/hdfs-site.xml</text:span></text:p>
            <text:p text:style-name="P77"><text:span text:style-name="Source_20_Text">&lt;property&gt;</text:span></text:p>
            <text:p text:style-name="P81"><text:span text:style-name="Source_20_Text"><text:s text:c="2"/>&lt;name&gt;dfs.replication&lt;/name&gt;</text:span></text:p>
            <text:p text:style-name="P81"><text:span text:style-name="Source_20_Text"><text:s text:c="2"/>&lt;value&gt;1&lt;/value&gt;</text:span></text:p>
            <text:p text:style-name="P81"><text:span text:style-name="Source_20_Text"><text:s text:c="2"/>&lt;description&gt;Default block replication.</text:span></text:p>
            <text:p text:style-name="P81"><text:span text:style-name="Source_20_Text"><text:s text:c="2"/>The actual number of replications can be specified when the file is created.</text:span></text:p>
            <text:p text:style-name="P81"><text:span text:style-name="Source_20_Text"><text:s text:c="2"/>The default is used if replication is not specified in create time.</text:span></text:p>
            <text:p text:style-name="P81"><text:span text:style-name="Source_20_Text"><text:s text:c="2"/>&lt;/description&gt;</text:span></text:p>
            <text:p text:style-name="P61"><text:span text:style-name="Source_20_Text">&lt;/property&gt;</text:span></text:p>
          </table:table-cell>
        </table:table-row>
        <table:table-row>
          <table:table-cell table:style-name="Table9.A2" office:value-type="string">
            <text:p text:style-name="P77"><text:span text:style-name="Source_20_Text">conf/mapred-site.xml</text:span></text:p>
            <text:p text:style-name="P77"><text:span text:style-name="Source_20_Text">&lt;property&gt;</text:span></text:p>
            <text:p text:style-name="P81"><text:span text:style-name="Source_20_Text"><text:s text:c="2"/>&lt;name&gt;mapred.job.tracker&lt;/name&gt;</text:span></text:p>
            <text:p text:style-name="P81"><text:span text:style-name="Source_20_Text"><text:s text:c="2"/>&lt;value&gt;localhost:54311&lt;/value&gt;</text:span></text:p>
            <text:p text:style-name="P81"><text:span text:style-name="Source_20_Text"><text:s text:c="2"/>&lt;description&gt;The host and port that the MapReduce job tracker runs</text:span></text:p>
            <text:p text:style-name="P81"><text:span text:style-name="Source_20_Text"><text:s text:c="2"/>at. <text:s/>If "local", then jobs are run in-process as a single map</text:span></text:p>
            <text:p text:style-name="P81"><text:span text:style-name="Source_20_Text"><text:s text:c="2"/>and reduce task.</text:span></text:p>
            <text:p text:style-name="P81"><text:span text:style-name="Source_20_Text"><text:s text:c="2"/>&lt;/description&gt;</text:span></text:p>
            <text:p text:style-name="P61"><text:span text:style-name="Source_20_Text">&lt;/property&gt;</text:span></text:p>
          </table:table-cell>
        </table:table-row>
      </table:table>
      <text:p text:style-name="P57"><text:span text:style-name="Source_20_Text"><text:span text:style-name="T4"><text:s/></text:span></text:span></text:p>
      <text:p text:style-name="P13"/>
      <text:p text:style-name="P13"/>
      <text:p text:style-name="P13"/>
      <text:p text:style-name="P13"/>
      <text:p text:style-name="P13"/>
      <text:p text:style-name="P13"/>
      <text:p text:style-name="P13"/>
      <text:p text:style-name="P13"/>
      <text:p text:style-name="P13"><text:span text:style-name="T59">Pseudo-Distributed Modda <text:s/></text:span>Hadoop Daemonların başlatılması ve Durdur<text:span text:style-name="T60">u</text:span>lması </text:p>
      <text:p text:style-name="P42">HDFS ve MapReduce Daemonların başlatılabilmesi için:</text:p>
      <table:table table:name="Table17" table:style-name="Table17">
        <table:table-column table:style-name="Table17.A"/>
        <table:table-row>
          <table:table-cell table:style-name="Table17.A1" office:value-type="string">
            <text:p text:style-name="P44"/>
            <text:p text:style-name="P44"><text:span text:style-name="Source_20_Text"><text:span text:style-name="T23">hduser@ubuntu:~$</text:span></text:span><text:span text:style-name="T23"> /</text:span><text:span text:style-name="T26">usr/local/hadoop/bin/</text:span><text:span text:style-name="T23">start-dfs.sh </text:span></text:p>
            <text:p text:style-name="P103"><text:span text:style-name="Source_20_Text"><text:span text:style-name="T23">hduser@ubuntu:~$/</text:span></text:span><text:span text:style-name="Source_20_Text"><text:span text:style-name="T26">usr/local/hadoop/bin/</text:span></text:span><text:span text:style-name="T23"> start-mapred.sh</text:span></text:p>
          </table:table-cell>
        </table:table-row>
      </table:table>
      <text:p text:style-name="P92"><text:s/></text:p>
      <text:p text:style-name="P43"/>
      <text:p text:style-name="P104">komutları kullanılır.</text:p>
      <text:p text:style-name="P105">Ilk komutla <text:span text:style-name="T67">N</text:span>amenode ve <text:span text:style-name="T67">S</text:span>econdarynamenode ayaga kalkarken, 2.komutla <text:span text:style-name="T67">T</text:span>asktracker ve <text:span text:style-name="T67">J</text:span>obtracker ayaga kalkacaktır.</text:p>
      <text:p text:style-name="P47"/>
      <text:p text:style-name="P47">******<text:span text:style-name="T68">Seçimli: </text:span>Eger conf dosyasının default olarak kullanmayacaksak, </text:p>
      <table:table table:name="Table18" table:style-name="Table18">
        <table:table-column table:style-name="Table18.A"/>
        <table:table-row>
          <table:table-cell table:style-name="Table18.A1" office:value-type="string">
            <text:p text:style-name="P45"><text:span text:style-name="Source_20_Text"><text:span text:style-name="T23">hduser@ubuntu:~$</text:span></text:span> start-dfs.sh --config path-to-config-directory </text:p>
            <text:p text:style-name="P45"><text:span text:style-name="Source_20_Text"><text:span text:style-name="T23">hduser@ubuntu:~$</text:span></text:span> start-mapred.sh --config path-to-config-directory </text:p>
          </table:table-cell>
        </table:table-row>
      </table:table>
      <text:p text:style-name="P47"/>
      <text:p text:style-name="P47"><text:soft-page-break/>komutları kullanılır.<text:span text:style-name="T45">Lokal makine üzerinde 3 tane daemon başlatılacaktır.****</text:span></text:p>
      <text:p text:style-name="P47">- <text:span text:style-name="T46">namenode</text:span></text:p>
      <text:p text:style-name="P47">- <text:span text:style-name="T46">secondary namenode</text:span></text:p>
      <text:p text:style-name="P47">- <text:span text:style-name="T46">datanode</text:span></text:p>
      <text:p text:style-name="P47"/>
      <text:p text:style-name="P48">jps komutu kullanılarak başlatılan daemonlar kontrol edilebilir veya aynı şekilde HADOOP_HOME klasorundeki, logs klasorunun altından log lar kontrol edilebilir. Eger istenirse;</text:p>
      <text:p text:style-name="P48"/>
      <text:p text:style-name="P108"><text:span text:style-name="T44">j</text:span>ps <text:span text:style-name="T5">komutu </text:span><text:span text:style-name="T9">:</text:span></text:p>
      <text:p text:style-name="P96"/>
      <table:table table:name="Table14" table:style-name="Table14">
        <table:table-column table:style-name="Table14.A"/>
        <table:table-row>
          <table:table-cell table:style-name="Table14.A1" office:value-type="string">
            <text:p text:style-name="P115"><text:span text:style-name="Source_20_Text">hduser@ubuntu:</text:span><text:span text:style-name="Source_20_Text"><text:span text:style-name="T66">~</text:span></text:span><text:span text:style-name="Source_20_Text">$ jps</text:span></text:p>
            <text:p text:style-name="P115"><text:span text:style-name="Source_20_Text">2287 TaskTracker</text:span></text:p>
            <text:p text:style-name="P115"><text:span text:style-name="Source_20_Text">2149 JobTracker</text:span></text:p>
            <text:p text:style-name="P115"><text:span text:style-name="Source_20_Text">1938 DataNode</text:span></text:p>
            <text:p text:style-name="P115"><text:span text:style-name="Source_20_Text">2085 SecondaryNameNode</text:span></text:p>
            <text:p text:style-name="P115"><text:span text:style-name="Source_20_Text">2349 Jps</text:span></text:p>
            <text:p text:style-name="P116"><text:span text:style-name="Source_20_Text">1788 NameNode</text:span></text:p>
          </table:table-cell>
        </table:table-row>
      </table:table>
      <text:p text:style-name="P108"/>
      <text:p text:style-name="P101">Ayrıca <text:span text:style-name="T36">netstat</text:span> komutunu da kullanarak görebiliriz.</text:p>
      <table:table table:name="Table15" table:style-name="Table15">
        <table:table-column table:style-name="Table15.A"/>
        <table:table-row>
          <table:table-cell table:style-name="Table15.A1" office:value-type="string">
            <text:p text:style-name="P115"><text:span text:style-name="Source_20_Text">hduser@ubuntu:~$ netstat -plten | grep java</text:span></text:p>
            <text:p text:style-name="P115"><text:span text:style-name="Source_20_Text">tcp <text:s text:c="2"/>0 <text:s/>0 0.0.0.0:50070 <text:s text:c="2"/>0.0.0.0:* <text:s/>LISTEN <text:s/>1001 <text:s/>9236 <text:s/>2471/java</text:span></text:p>
            <text:p text:style-name="P115"><text:span text:style-name="Source_20_Text">tcp <text:s text:c="2"/>0 <text:s/>0 0.0.0.0:50010 <text:s text:c="2"/>0.0.0.0:* <text:s/>LISTEN <text:s/>1001 <text:s/>9998 <text:s/>2628/java</text:span></text:p>
            <text:p text:style-name="P115"><text:span text:style-name="Source_20_Text">tcp <text:s text:c="2"/>0 <text:s/>0 0.0.0.0:48159 <text:s text:c="2"/>0.0.0.0:* <text:s/>LISTEN <text:s/>1001 <text:s/>8496 <text:s/>2628/java</text:span></text:p>
            <text:p text:style-name="P115"><text:span text:style-name="Source_20_Text">tcp <text:s text:c="2"/>0 <text:s/>0 0.0.0.0:53121 <text:s text:c="2"/>0.0.0.0:* <text:s/>LISTEN <text:s/>1001 <text:s/>9228 <text:s/>2857/java</text:span></text:p>
            <text:p text:style-name="P115"><text:span text:style-name="Source_20_Text">tcp <text:s text:c="2"/>0 <text:s/>0 127.0.0.1:54310 0.0.0.0:* <text:s/>LISTEN <text:s/>1001 <text:s/>8143 <text:s/>2471/java</text:span></text:p>
            <text:p text:style-name="P115"><text:span text:style-name="Source_20_Text">tcp <text:s text:c="2"/>0 <text:s/>0 127.0.0.1:54311 0.0.0.0:* <text:s/>LISTEN <text:s/>1001 <text:s/>9230 <text:s/>2857/java</text:span></text:p>
            <text:p text:style-name="P115"><text:span text:style-name="Source_20_Text">tcp <text:s text:c="2"/>0 <text:s/>0 0.0.0.0:59305 <text:s text:c="2"/>0.0.0.0:* <text:s/>LISTEN <text:s/>1001 <text:s/>8141 <text:s/>2471/java</text:span></text:p>
            <text:p text:style-name="P115"><text:span text:style-name="Source_20_Text">tcp <text:s text:c="2"/>0 <text:s/>0 0.0.0.0:50060 <text:s text:c="2"/>0.0.0.0:* <text:s/>LISTEN <text:s/>1001 <text:s/>9857 <text:s/>3005/java</text:span></text:p>
            <text:p text:style-name="P115"><text:span text:style-name="Source_20_Text">tcp <text:s text:c="2"/>0 <text:s/>0 0.0.0.0:49900 <text:s text:c="2"/>0.0.0.0:* <text:s/>LISTEN <text:s/>1001 <text:s/>9037 <text:s/>2785/java</text:span></text:p>
            <text:p text:style-name="P115"><text:span text:style-name="Source_20_Text">tcp <text:s text:c="2"/>0 <text:s/>0 0.0.0.0:50030 <text:s text:c="2"/>0.0.0.0:* <text:s/>LISTEN <text:s/>1001 <text:s/>9773 <text:s/>2857/java</text:span></text:p>
            <text:p text:style-name="P116"><text:span text:style-name="Source_20_Text">hduser@ubuntu:~$</text:span></text:p>
          </table:table-cell>
        </table:table-row>
      </table:table>
      <text:p text:style-name="P101"/>
      <text:p text:style-name="P48"/>
      <text:p text:style-name="P43">http://localhost:50030/ <text:s/><text:span text:style-name="T47">dan JobTracker ı.</text:span> </text:p>
      <text:p text:style-name="P43">http://localhost:50070/ <text:span text:style-name="T47">dan NameNode </text:span></text:p>
      <text:p text:style-name="P51"><text:span text:style-name="T48">http://localhost:500</text:span><text:span text:style-name="T49">6</text:span><text:span text:style-name="T48">0/ <text:s/></text:span><text:span text:style-name="T50">dan </text:span><text:span text:style-name="T49">Task</text:span><text:span text:style-name="T50">Tracker ı kullanarak web arayüzünden de kontrol edebiliriz.</text:span></text:p>
      <text:p text:style-name="P111"/>
      <text:p text:style-name="P111">İnput ve conf dosyasını hdfs e kopyalamak için:</text:p>
      <table:table table:name="Table19" table:style-name="Table19">
        <table:table-column table:style-name="Table19.A"/>
        <table:table-row>
          <table:table-cell table:style-name="Table19.A1" office:value-type="string">
            <text:p text:style-name="P67"><text:span text:style-name="Source_20_Text"><text:span text:style-name="T25">hduser@ubuntu:~$</text:span></text:span><text:span text:style-name="T53">hadoop fs -put conf input</text:span></text:p>
          </table:table-cell>
        </table:table-row>
      </table:table>
      <text:p text:style-name="P111"/>
      <text:p text:style-name="P112">komutu kullanılır. Şimdi hadoop un kendi sample ini çalıştılıralım.</text:p>
      <table:table table:name="Table20" table:style-name="Table20">
        <table:table-column table:style-name="Table20.A"/>
        <table:table-row>
          <table:table-cell table:style-name="Table20.A1" office:value-type="string">
            <text:p text:style-name="P70"><text:span text:style-name="Source_20_Text"><text:span text:style-name="T27">hduser@ubuntu:~$</text:span></text:span><text:span text:style-name="T53"> hadoop jar hadoop-examples-*.jar grep input output 'dfs[a-z.]+'</text:span></text:p>
          </table:table-cell>
        </table:table-row>
      </table:table>
      <text:p text:style-name="P69"><text:line-break/></text:p>
      <text:p text:style-name="P68">Çıktının output olarak bir klasor oluşturulup, içine kopyalanacağını düşünüyoruz.</text:p>
      <text:p text:style-name="P68">Çıktı olarak oluşturulan klasoru hdfs den kendi klasorumuze kopyalamak için:</text:p>
      <table:table table:name="Table21" table:style-name="Table21">
        <table:table-column table:style-name="Table21.A"/>
        <table:table-row>
          <table:table-cell table:style-name="Table21.A1" office:value-type="string">
            <text:p text:style-name="P71"><text:span text:style-name="Source_20_Text"><text:span text:style-name="T27">hduser@ubuntu:~$</text:span></text:span><text:span text:style-name="T53"> hadoop fs -get output output</text:span></text:p>
          </table:table-cell>
        </table:table-row>
      </table:table>
      <text:p text:style-name="P68"><text:soft-page-break/></text:p>
      <text:p text:style-name="P113">komutunu veriyoruz.</text:p>
      <table:table table:name="Table22" table:style-name="Table22">
        <table:table-column table:style-name="Table22.A"/>
        <table:table-row>
          <table:table-cell table:style-name="Table22.A1" office:value-type="string">
            <text:p text:style-name="P72"><text:line-break/><text:span text:style-name="T53"> </text:span><text:a xlink:type="simple" xlink:href="mailto:hduser@ubuntu"><text:span text:style-name="Source_20_Text"><text:span text:style-name="T27">hduser@ubuntu</text:span></text:span></text:a><text:span text:style-name="Source_20_Text"><text:span text:style-name="T27">:~$</text:span></text:span><text:span text:style-name="T53">cat output/*</text:span></text:p>
          </table:table-cell>
        </table:table-row>
      </table:table>
      <text:p text:style-name="P114"/>
      <text:p text:style-name="P43"/>
      <text:p text:style-name="P49">Daemonları durdurmak içinse;</text:p>
      <table:table table:name="Table23" table:style-name="Table23">
        <table:table-column table:style-name="Table23.A"/>
        <table:table-row>
          <table:table-cell table:style-name="Table23.A1" office:value-type="string">
            <text:p text:style-name="P46"><text:span text:style-name="Source_20_Text"><text:span text:style-name="T51">hduser@ubuntu:~$</text:span></text:span><text:span text:style-name="T52"> </text:span><text:s/>stop-dfs.sh </text:p>
            <text:p text:style-name="P46"><text:span text:style-name="Source_20_Text"><text:span text:style-name="T51">hduser@ubuntu:~$</text:span></text:span><text:span text:style-name="T52"> </text:span><text:s/>stop-mapred.sh</text:p>
          </table:table-cell>
        </table:table-row>
      </table:table>
      <text:p text:style-name="P49"/>
      <text:p text:style-name="P49">komutları kullanılır.</text:p>
      <text:p text:style-name="P40"/>
      <table:table table:name="Table24" table:style-name="Table24">
        <table:table-column table:style-name="Table24.A"/>
        <table:table-row>
          <table:table-cell table:style-name="Table24.A1" office:value-type="string">
            <text:p text:style-name="P41">• HDFS – Dagıtık Dosya Sistemi </text:p>
            <text:p text:style-name="P41">• MapReduce – <text:span text:style-name="T54">Paralel veri işlemek için kullanılan hadoop üzerinde çalışan framework</text:span></text:p>
            <text:p text:style-name="P41">• Hue – <text:span text:style-name="T54">Hadoop uygulamalarını görselleştirmek için </text:span>User interface framework </text:p>
            <text:p text:style-name="P41">• HBase – <text:span text:style-name="T55">Rastgele veri okuyup/yazabileceğimiz </text:span>Hadoop database </text:p>
            <text:p text:style-name="P41">• Hive – <text:s/><text:span text:style-name="T56">Büyük veri kümeleri ve tablolar üzerinde </text:span>SQL-<text:span text:style-name="T56">benzeri</text:span> <text:span text:style-name="T56">sorgular yapmayı sağlar.</text:span> </text:p>
            <text:p text:style-name="P41">• Pig – Dataflow language and compiler </text:p>
            <text:p text:style-name="P41">• Oozie – Hadoop job<text:span text:style-name="T57">ları için Workflow yorumlayıcı</text:span></text:p>
            <text:p text:style-name="P41">• ZooKeeper – <text:span text:style-name="T58">Dagıtık uygulamalar için servislerin kontrolunu sağlar.</text:span></text:p>
          </table:table-cell>
        </table:table-row>
      </table:table>
      <text:p text:style-name="P4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Courier, monospace"/>
    <style:font-face style:name="Lohit Hindi1" svg:font-family="'Lohit Hindi'"/>
    <style:font-face style:name="Verdana" svg:font-family="Verdana, Helvetica, sans-serif"/>
    <style:font-face style:name="inherit" svg:font-family="inherit"/>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tac </meta:initial-creator>
    <meta:creation-date>2014-02-14T19:43:43.297873699</meta:creation-date>
    <dc:date>2014-02-19T21:43:21.700309366</dc:date>
    <dc:creator>sertac </dc:creator>
    <meta:editing-duration>PT3H36M4S</meta:editing-duration>
    <meta:editing-cycles>115</meta:editing-cycles>
    <meta:generator>LibreOffice/4.1.3.2$Linux_X86_64 LibreOffice_project/410m0$Build-2</meta:generator>
    <meta:document-statistic meta:table-count="25" meta:image-count="0" meta:object-count="0" meta:page-count="7" meta:paragraph-count="224" meta:word-count="1300" meta:character-count="11026" meta:non-whitespace-character-count="9749"/>
  </office:meta>
</office:document-meta>
</file>